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4.676cm" fo:min-width="3.283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6.574cm" fo:min-width="15.214cm" fo:padding-top="0.142cm" fo:padding-bottom="0.142cm" fo:padding-left="0.267cm" fo:padding-right="0.267cm"/>
    </style:style>
    <style:style style:name="gr3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5.581cm" fo:min-width="3.135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cm" fo:min-width="2.771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e6e6e6" draw:textarea-horizontal-align="justify" draw:textarea-vertical-align="middle" draw:auto-grow-height="false" fo:min-height="1.433cm" fo:min-width="0.343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e6e6e6" draw:textarea-horizontal-align="justify" draw:textarea-vertical-align="middle" draw:auto-grow-height="false" fo:min-height="1.434cm" fo:min-width="0.342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35cm" fo:min-width="0.342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draw:marker-start-width="0.2cm" draw:marker-end-width="0.2cm" draw:stroke-linejoin="miter" draw:fill="solid" draw:fill-color="#ffffff"/>
    </style:style>
    <style:style style:name="gr9" style:family="graphic" style:parent-style-name="standard">
      <style:graphic-properties draw:stroke="none" svg:stroke-width="0.035cm" draw:marker-start-width="0.2cm" draw:marker-end-width="0.2cm" draw:stroke-linejoin="miter" draw:fill="solid" draw:fill-color="#000000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cm" fo:min-width="2.772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2.606cm" fo:min-width="4.728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cm" fo:min-width="2.773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2.606cm" fo:min-width="4.872cm"/>
    </style:style>
    <style:style style:name="gr1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379cm" fo:min-width="0.129cm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64cm" fo:min-width="0.497cm"/>
    </style:style>
    <style:style style:name="gr17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327cm" fo:min-width="0.077cm" fo:padding-top="0.142cm" fo:padding-bottom="0.142cm" fo:padding-left="0.267cm" fo:padding-right="0.267cm"/>
    </style:style>
    <style:style style:name="gr18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5.565cm" fo:min-width="3.283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726cm" fo:min-width="2.791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2cm" fo:min-width="2.921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02cm" fo:min-width="2.913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52cm" fo:min-width="2.411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22cm" fo:min-width="0.256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1.929cm" fo:min-width="3.203cm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e6e6e6"/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00"/>
    </style:style>
    <style:style style:name="P6" style:family="paragraph">
      <loext:graphic-properties draw:fill-color="#ffffff"/>
      <style:paragraph-properties fo:text-align="center"/>
      <style:text-properties style:font-name="Latin Modern Math"/>
    </style:style>
    <style:style style:name="P7" style:family="paragraph">
      <loext:graphic-properties draw:fill="none" draw:fill-color="#ffffff"/>
      <style:text-properties style:font-name="Latin Modern Math"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Latin Modern Math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ffff"/>
      <style:text-properties fo:color="#ffffff" style:font-name="Latin Modern Math" fo:font-weight="bold" style:font-weight-asian="bold" style:font-weight-complex="bold"/>
    </style:style>
    <style:style style:name="P12" style:family="paragraph">
      <loext:graphic-properties draw:fill="none" draw:fill-color="#ffffff"/>
      <style:text-properties style:font-name="Tibetan Machine Uni" fo:font-weight="normal" style:font-weight-asian="normal" style:font-weight-complex="normal"/>
    </style:style>
    <style:style style:name="T1" style:family="text">
      <style:text-properties style:font-name="Latin Modern Math" fo:font-size="14pt" style:font-size-asian="14pt" style:font-size-complex="14pt"/>
    </style:style>
    <style:style style:name="T2" style:family="text">
      <style:text-properties style:font-name="Latin Modern Math"/>
    </style:style>
    <style:style style:name="T3" style:family="text">
      <style:text-properties fo:color="#ffffff" style:font-name="Latin Modern Math" fo:font-weight="bold" style:font-weight-asian="bold" style:font-weight-complex="bold"/>
    </style:style>
    <style:style style:name="T4" style:family="text">
      <style:text-properties style:font-name="Tibetan Machine Uni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0" draw:id="id20" draw:layer="layout" svg:width="4.191cm" svg:height="5.334cm" svg:x="22.463cm" svg:y="1.3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6.51cm" svg:height="7.62cm" svg:x="5.318cm" svg:y="10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027cm" svg:height="6.223cm" svg:x="1.127cm" svg:y="10.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" draw:id="id3" draw:layer="layout" svg:width="3.541cm" svg:height="2.42cm" svg:x="1.425cm" svg:y="11.4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" draw:id="id1" draw:layer="layout" svg:width="3.541cm" svg:height="2.42cm" svg:x="1.424cm" svg:y="14.5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0.843cm" svg:height="1.683cm" svg:x="2.486cm" svg:y="11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0.842cm" svg:height="1.684cm" svg:x="2.619cm" svg:y="11.8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0.842cm" svg:height="1.684cm" svg:x="2.752cm" svg:y="11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42cm" svg:height="1.685cm" svg:x="2.884cm" svg:y="12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6§display§(x_{t\phantom{+1}}, y_{t\phantom{+1}}, \Delta x_{t\phantom{+1}}, \Delta y_{t\phantom{+1}}) §svg§600§FALSE§</svg:desc>
          <draw:polygon draw:style-name="gr8" draw:text-style-name="P4" draw:layer="layout" svg:width="2.963cm" svg:height="0.26cm" svg:x="1.627cm" svg:y="14.876cm" svg:viewBox="0 0 2964 261" draw:points="1482,261 0,261 0,0 2964,0 2964,261">
            <text:p/>
          </draw:polygon>
          <draw:path draw:style-name="gr9" draw:text-style-name="P5" draw:layer="layout" svg:width="0.061cm" svg:height="0.261cm" svg:x="1.653cm" svg:y="14.875cm" svg:viewBox="0 0 62 262" svg:d="M62 259c0 0 0-1-5-6-33-32-41-82-41-122 0-46 9-91 42-124 4-3 4-3 4-4 0-2-2-3-3-3-3 0-27 18-43 51-13 29-16 58-16 80 0 21 3 52 17 82 16 32 39 49 42 49 1 0 3-1 3-3z">
            <text:p/>
          </draw:path>
          <draw:path draw:style-name="gr9" draw:text-style-name="P5" draw:layer="layout" svg:width="0.13cm" svg:height="0.118cm" svg:x="1.736cm" svg:y="14.955cm" svg:viewBox="0 0 131 119" svg:d="M80 37c2-7 8-31 26-31 2 0 8 0 13 3-7 1-12 8-12 14 0 5 2 10 10 10 6 0 14-5 14-16 0-13-16-17-25-17-15 0-24 14-27 20-7-17-21-20-28-20-28 0-43 34-43 40 0 3 2 3 3 3 2 0 3-1 4-3 9-27 26-34 35-34 5 0 14 2 14 17 0 8-5 26-14 63-4 17-14 27-25 27-2 0-8 0-13-3 7-1 13-7 13-14 0-8-6-10-11-10-7 0-14 8-14 16 0 12 13 17 25 17 17 0 26-19 27-20 4 10 13 20 29 20 27 0 42-34 42-40 0-3-3-3-3-3-3 0-3 1-4 3-8 28-26 34-35 34-10 0-14-8-14-17 0-6 1-11 4-23z">
            <text:p/>
          </draw:path>
          <draw:path draw:style-name="gr9" draw:text-style-name="P5" draw:layer="layout" svg:width="0.061cm" svg:height="0.116cm" svg:x="1.885cm" svg:y="14.996cm" svg:viewBox="0 0 62 117" svg:d="M38 42h19c3 0 5 0 5-4 0-2-2-2-5-2h-18l7-28c0-1 1-1 1-2 0-4-2-6-6-6-5 0-8 3-9 8-2 5 1-4-7 28h-19c-4 0-6 0-6 3s2 3 5 3h18l-11 43c-1 6-2 12-2 15 0 10 9 17 19 17 21 0 33-26 33-29 0-2-3-2-3-2-2 0-3 1-5 4-5 11-14 22-24 22-4 0-7-3-7-9 0-2 1-6 2-8z">
            <text:p/>
          </draw:path>
          <draw:path draw:style-name="gr9" draw:text-style-name="P5" draw:layer="layout" svg:width="0.03cm" svg:height="0.078cm" svg:x="2.256cm" svg:y="15.043cm" svg:viewBox="0 0 31 79" svg:d="M31 28c0-18-6-28-17-28-9 0-14 7-14 14s5 14 14 14c3 0 7-1 10-3 1-1 1-1 1-1v4c0 20-9 35-18 44-3 2-3 3-3 4 0 2 2 3 3 3 3 0 24-20 24-51z">
            <text:p/>
          </draw:path>
          <draw:path draw:style-name="gr9" draw:text-style-name="P5" draw:layer="layout" svg:width="0.12cm" svg:height="0.168cm" svg:x="2.357cm" svg:y="14.955cm" svg:viewBox="0 0 121 169" svg:d="M120 16c1-3 1-4 1-6 0-5-4-7-7-7s-7 1-10 5c0 2-2 10-4 14-1 8-3 14-5 22l-12 47c0 3-12 22-29 22-14 0-16-11-16-21 0-12 4-29 13-52 4-10 6-13 6-18 0-12-9-22-22-22-25 0-35 38-35 40 0 3 3 3 3 3 3 0 3-1 4-4 7-26 18-33 27-33 2 0 6 0 6 8 0 7-2 14-4 19-11 27-15 42-15 55 0 23 16 31 32 31 10 0 19-5 27-12-4 13-7 27-18 40-6 9-17 17-29 17-3 0-15 0-20-11 5 0 8 0 12-3 3-3 5-6 5-11 0-8-7-9-10-9-6 0-15 4-15 17s12 22 28 22c27 0 55-23 62-53z">
            <text:p/>
          </draw:path>
          <draw:path draw:style-name="gr9" draw:text-style-name="P5" draw:layer="layout" svg:width="0.061cm" svg:height="0.116cm" svg:x="2.485cm" svg:y="14.996cm" svg:viewBox="0 0 62 117" svg:d="M38 42h19c3 0 5 0 5-4 0-2-2-2-5-2h-18l7-28c1-1 1-1 1-2 0-4-2-6-6-6-5 0-8 3-9 8-2 5 1-4-7 28h-19c-4 0-6 0-6 3s2 3 5 3h18l-11 43c-1 6-2 12-2 15 0 10 9 17 19 17 21 0 33-26 33-29 0-2-3-2-3-2-2 0-3 1-5 4-5 11-14 22-24 22-4 0-7-3-7-9 0-2 1-6 2-8z">
            <text:p/>
          </draw:path>
          <draw:path draw:style-name="gr9" draw:text-style-name="P5" draw:layer="layout" svg:width="0.03cm" svg:height="0.078cm" svg:x="2.856cm" svg:y="15.043cm" svg:viewBox="0 0 31 79" svg:d="M31 28c0-18-6-28-17-28-9 0-14 7-14 14s5 14 14 14c3 0 7-1 10-3 1-1 1-1 1-1v4c0 20-9 35-18 44-3 2-3 3-3 4 0 2 2 3 3 3 3 0 24-20 24-51z">
            <text:p/>
          </draw:path>
          <draw:path draw:style-name="gr9" draw:text-style-name="P5" draw:layer="layout" svg:width="0.192cm" svg:height="0.187cm" svg:x="2.962cm" svg:y="14.884cm" svg:viewBox="0 0 193 188" svg:d="M103 4c-1-3-2-4-6-4-5 0-6 1-7 4l-89 179c-1 2-1 2-1 3 0 2 1 2 6 2h182c4 0 5 0 5-2 0-1 0-1 0-3zM88 26l71 142h-141z">
            <text:p/>
          </draw:path>
          <draw:path draw:style-name="gr9" draw:text-style-name="P5" draw:layer="layout" svg:width="0.13cm" svg:height="0.118cm" svg:x="3.175cm" svg:y="14.955cm" svg:viewBox="0 0 131 119" svg:d="M80 37c2-7 8-31 26-31 2 0 8 0 13 3-7 1-12 8-12 14 0 5 2 10 10 10 6 0 14-5 14-16 0-13-16-17-25-17-15 0-24 14-27 20-7-17-21-20-28-20-28 0-43 34-43 40 0 3 2 3 3 3 2 0 3-1 4-3 9-27 26-34 35-34 5 0 14 2 14 17 0 8-5 26-14 63-4 17-14 27-25 27-2 0-8 0-13-3 7-1 13-7 13-14 0-8-6-10-11-10-7 0-14 8-14 16 0 12 13 17 25 17 17 0 26-19 27-20 4 10 13 20 29 20 27 0 42-34 42-40 0-3-3-3-3-3-3 0-3 1-4 3-8 28-26 34-35 34-10 0-14-8-14-17 0-6 1-11 4-23z">
            <text:p/>
          </draw:path>
          <draw:path draw:style-name="gr9" draw:text-style-name="P5" draw:layer="layout" svg:width="0.061cm" svg:height="0.116cm" svg:x="3.323cm" svg:y="14.996cm" svg:viewBox="0 0 62 117" svg:d="M38 42h19c3 0 5 0 5-4 0-2-2-2-5-2h-18l7-28c0-1 1-1 1-2 0-4-3-6-6-6-5 0-8 3-9 8-2 5 1-4-7 28h-19c-4 0-6 0-6 3s2 3 5 3h18l-11 43c-1 6-2 12-2 15 0 10 9 17 19 17 21 0 33-26 33-29 0-2-3-2-3-2-2 0-3 1-5 4-5 11-14 22-24 22-4 0-7-3-7-9 0-2 1-6 2-8z">
            <text:p/>
          </draw:path>
          <draw:path draw:style-name="gr9" draw:text-style-name="P5" draw:layer="layout" svg:width="0.03cm" svg:height="0.078cm" svg:x="3.695cm" svg:y="15.043cm" svg:viewBox="0 0 31 79" svg:d="M31 28c0-18-6-28-17-28-9 0-14 7-14 14s5 14 14 14c3 0 7-1 10-3 1-1 1-1 1-1v4c0 20-9 35-18 44-3 2-3 3-3 4 0 2 2 3 3 3 3 0 24-20 24-51z">
            <text:p/>
          </draw:path>
          <draw:path draw:style-name="gr9" draw:text-style-name="P5" draw:layer="layout" svg:width="0.192cm" svg:height="0.187cm" svg:x="3.801cm" svg:y="14.884cm" svg:viewBox="0 0 193 188" svg:d="M103 4c-1-3-2-4-6-4-5 0-6 1-7 4l-89 179c-1 2-1 2-1 3 0 2 1 2 6 2h182c4 0 5 0 5-2 0-1 0-1 0-3zM88 26l71 142h-141z">
            <text:p/>
          </draw:path>
          <draw:path draw:style-name="gr9" draw:text-style-name="P5" draw:layer="layout" svg:width="0.12cm" svg:height="0.168cm" svg:x="4.013cm" svg:y="14.955cm" svg:viewBox="0 0 121 169" svg:d="M120 16c1-3 1-4 1-6 0-5-4-7-7-7s-7 1-10 5c0 2-2 10-4 14-1 8-3 14-5 22l-12 47c0 3-12 22-29 22-14 0-16-11-16-21 0-12 4-29 13-52 4-10 6-13 6-18 0-12-9-22-22-22-25 0-35 38-35 40 0 3 3 3 3 3 3 0 3-1 4-4 7-26 18-33 27-33 2 0 6 0 6 8 0 7-2 14-4 19-11 27-15 42-15 55 0 23 16 31 32 31 10 0 19-5 27-12-4 13-7 27-18 40-6 9-17 17-29 17-3 0-15 0-20-11 5 0 8 0 12-3 3-3 5-6 5-11 0-8-7-9-10-9-6 0-15 4-15 17s12 22 28 22c27 0 55-23 62-53z">
            <text:p/>
          </draw:path>
          <draw:path draw:style-name="gr9" draw:text-style-name="P5" draw:layer="layout" svg:width="0.061cm" svg:height="0.116cm" svg:x="4.141cm" svg:y="14.996cm" svg:viewBox="0 0 62 117" svg:d="M38 42h19c3 0 5 0 5-4 0-2-2-2-5-2h-18l7-28c0-1 1-1 1-2 0-4-3-6-6-6-5 0-8 3-9 8-2 5 1-4-7 28h-19c-4 0-6 0-6 3s2 3 5 3h18l-11 43c-1 6-2 12-2 15 0 10 9 17 19 17 21 0 33-26 33-29 0-2-3-2-3-2-2 0-3 1-5 4-5 11-14 22-24 22-4 0-7-3-7-9 0-2 1-6 2-8z">
            <text:p/>
          </draw:path>
          <draw:path draw:style-name="gr9" draw:text-style-name="P5" draw:layer="layout" svg:width="0.061cm" svg:height="0.261cm" svg:x="4.504cm" svg:y="14.875cm" svg:viewBox="0 0 62 262" svg:d="M62 131c0-20-3-52-18-82-16-32-39-49-41-49s-3 1-3 3c0 1 0 1 5 6 26 26 41 68 41 122 0 45-10 91-42 124-4 3-4 4-4 4 0 2 1 3 3 3s26-18 42-51c13-29 17-58 17-80z">
            <text:p/>
          </draw:path>
        </draw:g>
        <draw:g>
          <svg:title>TexMaths</svg:title>
          <svg:desc>16§display§(x_{t-1}, y_{t-1}, \Delta x_{t-1}, \Delta y_{t-1}) §svg§600§FALSE§</svg:desc>
          <draw:polygon draw:style-name="gr8" draw:text-style-name="P4" draw:layer="layout" svg:width="2.975cm" svg:height="0.26cm" svg:x="1.628cm" svg:y="15.387cm" svg:viewBox="0 0 2976 261" draw:points="1488,261 0,261 0,0 2976,0 2976,261">
            <text:p/>
          </draw:polygon>
          <draw:path draw:style-name="gr9" draw:text-style-name="P5" draw:layer="layout" svg:width="0.061cm" svg:height="0.261cm" svg:x="1.654cm" svg:y="15.386cm" svg:viewBox="0 0 62 262" svg:d="M62 259c0 0 0-1-5-6-33-32-41-82-41-122 0-46 9-91 42-124 4-3 4-3 4-4 0-2-2-3-3-3-3 0-27 18-43 51-13 29-16 58-16 80 0 21 3 52 17 82 16 32 39 49 42 49 1 0 3-1 3-3z">
            <text:p/>
          </draw:path>
          <draw:path draw:style-name="gr9" draw:text-style-name="P5" draw:layer="layout" svg:width="0.13cm" svg:height="0.118cm" svg:x="1.737cm" svg:y="15.467cm" svg:viewBox="0 0 131 119" svg:d="M80 37c2-7 8-31 26-31 2 0 8 0 13 3-7 1-12 8-12 14 0 5 2 10 10 10 6 0 14-5 14-16 0-13-16-17-25-17-15 0-24 14-27 20-7-17-21-20-28-20-28 0-43 34-43 40 0 3 2 3 3 3 2 0 3-1 4-3 9-27 26-34 35-34 5 0 14 2 14 17 0 8-5 26-14 63-4 17-14 27-25 27-2 0-8 0-13-3 7-1 13-7 13-14 0-8-6-10-11-10-7 0-14 8-14 16 0 12 13 17 25 17 17 0 26-19 27-20 4 10 13 20 29 20 27 0 42-34 42-40 0-3-3-3-3-3-3 0-3 1-4 3-8 28-26 34-35 34-10 0-14-8-14-17 0-6 1-11 4-23z">
            <text:p/>
          </draw:path>
          <draw:path draw:style-name="gr9" draw:text-style-name="P5" draw:layer="layout" svg:width="0.061cm" svg:height="0.116cm" svg:x="1.886cm" svg:y="15.507cm" svg:viewBox="0 0 62 117" svg:d="M38 42h19c3 0 5 0 5-4 0-2-2-2-5-2h-18l7-28c0-1 1-1 1-2 0-4-2-6-6-6-5 0-8 3-9 8-2 5 1-4-7 28h-19c-4 0-6 0-6 3s2 3 5 3h18l-11 43c-1 6-2 12-2 15 0 10 9 17 19 17 21 0 33-26 33-29 0-2-3-2-3-2-2 0-3 1-5 4-5 11-14 22-24 22-4 0-7-3-7-9 0-2 1-6 2-8z">
            <text:p/>
          </draw:path>
          <draw:path draw:style-name="gr9" draw:text-style-name="P5" draw:layer="layout" svg:width="0.123cm" svg:height="0.009cm" svg:x="1.977cm" svg:y="15.571cm" svg:viewBox="0 0 124 10" svg:d="M117 10c3 0 7 0 7-5s-4-5-7-5h-110c-3 0-7 0-7 4 0 6 4 6 7 6z">
            <text:p/>
          </draw:path>
          <draw:path draw:style-name="gr9" draw:text-style-name="P5" draw:layer="layout" svg:width="0.067cm" svg:height="0.121cm" svg:x="2.14cm" svg:y="15.5cm" svg:viewBox="0 0 68 122" svg:d="M42 5c0-5 0-5-6-5-11 12-29 12-36 12v7c4 0 16 0 27-6v94c0 6 0 8-19 8h-7v7c3 0 27-1 33-1s29 1 34 1v-7h-8c-18 0-18-2-18-8z">
            <text:p/>
          </draw:path>
          <draw:path draw:style-name="gr9" draw:text-style-name="P5" draw:layer="layout" svg:width="0.03cm" svg:height="0.078cm" svg:x="2.26cm" svg:y="15.554cm" svg:viewBox="0 0 31 79" svg:d="M31 28c0-18-6-28-17-28-9 0-14 7-14 14s5 14 14 14c3 0 7-1 10-3 1-1 1-1 1-1v4c0 20-9 35-18 44-3 2-3 3-3 4 0 2 2 3 3 3 3 0 24-20 24-51z">
            <text:p/>
          </draw:path>
          <draw:path draw:style-name="gr9" draw:text-style-name="P5" draw:layer="layout" svg:width="0.12cm" svg:height="0.168cm" svg:x="2.361cm" svg:y="15.467cm" svg:viewBox="0 0 121 169" svg:d="M120 16c1-3 1-4 1-6 0-5-4-7-7-7s-7 1-10 5c0 2-2 10-4 14-1 8-3 14-5 22l-12 47c0 3-12 22-29 22-14 0-16-11-16-21 0-12 4-29 13-52 4-10 6-13 6-18 0-12-9-22-22-22-25 0-35 38-35 40 0 3 3 3 3 3 3 0 3-1 4-4 7-26 18-33 27-33 2 0 6 0 6 8 0 7-2 14-4 19-11 27-15 42-15 55 0 23 16 31 32 31 10 0 19-5 27-12-4 13-7 27-18 40-6 9-17 17-29 17-3 0-15 0-20-11 5 0 8 0 12-3 3-3 5-6 5-11 0-8-7-9-10-9-6 0-15 4-15 17s12 22 28 22c27 0 55-23 62-53z">
            <text:p/>
          </draw:path>
          <draw:path draw:style-name="gr9" draw:text-style-name="P5" draw:layer="layout" svg:width="0.061cm" svg:height="0.116cm" svg:x="2.489cm" svg:y="15.507cm" svg:viewBox="0 0 62 117" svg:d="M38 42h19c3 0 5 0 5-4 0-2-2-2-5-2h-18l7-28c1-1 1-1 1-2 0-4-2-6-6-6-5 0-8 3-9 8-2 5 1-4-7 28h-19c-4 0-6 0-6 3s2 3 5 3h18l-11 43c-1 6-2 12-2 15 0 10 9 17 19 17 21 0 33-26 33-29 0-2-3-2-3-2-2 0-3 1-5 4-5 11-14 22-24 22-4 0-7-3-7-9 0-2 1-6 2-8z">
            <text:p/>
          </draw:path>
          <draw:path draw:style-name="gr9" draw:text-style-name="P5" draw:layer="layout" svg:width="0.123cm" svg:height="0.009cm" svg:x="2.58cm" svg:y="15.571cm" svg:viewBox="0 0 124 10" svg:d="M117 10c3 0 7 0 7-5s-4-5-7-5h-110c-3 0-7 0-7 4 0 6 4 6 7 6z">
            <text:p/>
          </draw:path>
          <draw:path draw:style-name="gr9" draw:text-style-name="P5" draw:layer="layout" svg:width="0.067cm" svg:height="0.121cm" svg:x="2.743cm" svg:y="15.5cm" svg:viewBox="0 0 68 122" svg:d="M42 5c0-5 0-5-6-5-11 12-29 12-36 12v7c4 0 16 0 27-6v94c0 6 0 8-19 8h-7v7c3 0 27-1 33-1s29 1 34 1v-7h-8c-18 0-18-2-18-8z">
            <text:p/>
          </draw:path>
          <draw:path draw:style-name="gr9" draw:text-style-name="P5" draw:layer="layout" svg:width="0.03cm" svg:height="0.078cm" svg:x="2.863cm" svg:y="15.554cm" svg:viewBox="0 0 31 79" svg:d="M31 28c0-18-6-28-17-28-9 0-14 7-14 14s5 14 14 14c3 0 7-1 10-3 1-1 1-1 1-1v4c0 20-9 35-18 44-3 2-3 3-3 4 0 2 2 3 3 3 3 0 24-20 24-51z">
            <text:p/>
          </draw:path>
          <draw:path draw:style-name="gr9" draw:text-style-name="P5" draw:layer="layout" svg:width="0.192cm" svg:height="0.187cm" svg:x="2.969cm" svg:y="15.395cm" svg:viewBox="0 0 193 188" svg:d="M103 4c-1-3-2-4-6-4-5 0-6 1-7 4l-89 179c-1 2-1 2-1 3 0 2 1 2 6 2h182c4 0 5 0 5-2 0-1 0-1 0-3zM88 26l71 142h-141z">
            <text:p/>
          </draw:path>
          <draw:path draw:style-name="gr9" draw:text-style-name="P5" draw:layer="layout" svg:width="0.13cm" svg:height="0.118cm" svg:x="3.181cm" svg:y="15.467cm" svg:viewBox="0 0 131 119" svg:d="M80 37c2-7 8-31 26-31 2 0 8 0 13 3-7 1-12 8-12 14 0 5 2 10 10 10 6 0 14-5 14-16 0-13-16-17-25-17-15 0-24 14-27 20-7-17-21-20-28-20-28 0-43 34-43 40 0 3 3 3 3 3 2 0 3-1 4-3 9-27 26-34 35-34 5 0 14 2 14 17 0 8-5 26-14 63-4 17-14 27-25 27-2 0-8 0-13-3 7-1 13-7 13-14 0-8-6-10-11-10-7 0-14 8-14 16 0 12 13 17 25 17 17 0 26-19 27-20 4 10 13 20 29 20 27 0 42-34 42-40 0-3-3-3-3-3-3 0-3 1-4 3-8 28-26 34-35 34-10 0-14-8-14-17 0-6 1-11 4-23z">
            <text:p/>
          </draw:path>
          <draw:path draw:style-name="gr9" draw:text-style-name="P5" draw:layer="layout" svg:width="0.061cm" svg:height="0.116cm" svg:x="3.33cm" svg:y="15.507cm" svg:viewBox="0 0 62 117" svg:d="M38 42h19c3 0 5 0 5-4 0-2-2-2-5-2h-18l7-28c0-1 1-1 1-2 0-4-2-6-6-6-5 0-8 3-9 8-2 5 1-4-7 28h-19c-4 0-6 0-6 3s2 3 5 3h18l-11 43c-1 6-2 12-2 15 0 10 9 17 19 17 21 0 33-26 33-29 0-2-3-2-3-2-2 0-3 1-5 4-5 11-14 22-24 22-4 0-7-3-7-9 0-2 1-6 2-8z">
            <text:p/>
          </draw:path>
          <draw:path draw:style-name="gr9" draw:text-style-name="P5" draw:layer="layout" svg:width="0.123cm" svg:height="0.009cm" svg:x="3.421cm" svg:y="15.571cm" svg:viewBox="0 0 124 10" svg:d="M117 10c3 0 7 0 7-5s-4-5-7-5h-110c-3 0-7 0-7 4 0 6 4 6 7 6z">
            <text:p/>
          </draw:path>
          <draw:path draw:style-name="gr9" draw:text-style-name="P5" draw:layer="layout" svg:width="0.067cm" svg:height="0.121cm" svg:x="3.584cm" svg:y="15.5cm" svg:viewBox="0 0 68 122" svg:d="M42 5c0-5 0-5-6-5-11 12-29 12-36 12v7c4 0 16 0 27-6v94c0 6 0 8-19 8h-7v7c3 0 27-1 33-1s29 1 34 1v-7h-8c-18 0-18-2-18-8z">
            <text:p/>
          </draw:path>
          <draw:path draw:style-name="gr9" draw:text-style-name="P5" draw:layer="layout" svg:width="0.03cm" svg:height="0.078cm" svg:x="3.704cm" svg:y="15.554cm" svg:viewBox="0 0 31 79" svg:d="M31 28c0-18-6-28-17-28-9 0-14 7-14 14s5 14 14 14c3 0 7-1 10-3 1-1 1-1 1-1v4c0 20-9 35-18 44-3 2-3 3-3 4 0 2 2 3 3 3 3 0 24-20 24-51z">
            <text:p/>
          </draw:path>
          <draw:path draw:style-name="gr9" draw:text-style-name="P5" draw:layer="layout" svg:width="0.192cm" svg:height="0.187cm" svg:x="3.81cm" svg:y="15.395cm" svg:viewBox="0 0 193 188" svg:d="M103 4c-1-3-2-4-6-4-5 0-6 1-7 4l-89 179c-1 2-1 2-1 3 0 2 1 2 6 2h182c4 0 5 0 5-2 0-1 0-1 0-3zM88 26l71 142h-141z">
            <text:p/>
          </draw:path>
          <draw:path draw:style-name="gr9" draw:text-style-name="P5" draw:layer="layout" svg:width="0.12cm" svg:height="0.168cm" svg:x="4.022cm" svg:y="15.467cm" svg:viewBox="0 0 121 169" svg:d="M120 16c1-3 1-4 1-6 0-5-4-7-7-7s-7 1-10 5c0 2-2 10-4 14-1 8-3 14-5 22l-12 47c0 3-12 22-29 22-14 0-16-11-16-21 0-12 4-29 13-52 4-10 6-13 6-18 0-12-9-22-22-22-25 0-35 38-35 40 0 3 3 3 3 3 3 0 3-1 4-4 7-26 18-33 27-33 2 0 6 0 6 8 0 7-2 14-4 19-11 27-15 42-15 55 0 23 16 31 32 31 10 0 19-5 27-12-4 13-7 27-18 40-6 9-17 17-29 17-3 0-15 0-20-11 5 0 8 0 12-3 3-3 5-6 5-11 0-8-7-9-10-9-6 0-15 4-15 17s12 22 28 22c27 0 55-23 62-53z">
            <text:p/>
          </draw:path>
          <draw:path draw:style-name="gr9" draw:text-style-name="P5" draw:layer="layout" svg:width="0.061cm" svg:height="0.116cm" svg:x="4.15cm" svg:y="15.507cm" svg:viewBox="0 0 62 117" svg:d="M38 42h19c3 0 5 0 5-4 0-2-2-2-5-2h-18l7-28c0-1 1-1 1-2 0-4-3-6-6-6-5 0-8 3-9 8-2 5 1-4-7 28h-19c-4 0-6 0-6 3s2 3 5 3h18l-11 43c-1 6-2 12-2 15 0 10 9 17 19 17 21 0 33-26 33-29 0-2-3-2-3-2-2 0-3 1-5 4-5 11-14 22-24 22-4 0-7-3-7-9 0-2 1-6 2-8z">
            <text:p/>
          </draw:path>
          <draw:path draw:style-name="gr9" draw:text-style-name="P5" draw:layer="layout" svg:width="0.123cm" svg:height="0.009cm" svg:x="4.241cm" svg:y="15.571cm" svg:viewBox="0 0 124 10" svg:d="M117 10c3 0 7 0 7-5s-4-5-7-5h-110c-3 0-7 0-7 4 0 6 4 6 7 6z">
            <text:p/>
          </draw:path>
          <draw:path draw:style-name="gr9" draw:text-style-name="P5" draw:layer="layout" svg:width="0.067cm" svg:height="0.121cm" svg:x="4.404cm" svg:y="15.5cm" svg:viewBox="0 0 68 122" svg:d="M42 5c0-5 0-5-6-5-11 12-29 12-36 12v7c4 0 16 0 27-6v94c0 6 0 8-19 8h-7v7c3 0 27-1 33-1s29 1 34 1v-7h-8c-18 0-18-2-18-8z">
            <text:p/>
          </draw:path>
          <draw:path draw:style-name="gr9" draw:text-style-name="P5" draw:layer="layout" svg:width="0.061cm" svg:height="0.261cm" svg:x="4.517cm" svg:y="15.386cm" svg:viewBox="0 0 62 262" svg:d="M62 131c0-20-3-52-18-82-16-32-39-49-41-49s-3 1-3 3c0 1 0 1 5 6 26 26 41 68 41 122 0 45-10 91-42 124-4 3-4 4-4 4 0 2 1 3 3 3s26-18 42-51c13-29 17-58 17-80z">
            <text:p/>
          </draw:path>
        </draw:g>
        <draw:g>
          <svg:title>TexMaths</svg:title>
          <svg:desc>16§display§(x_{t-2}, y_{t-2}, \Delta x_{t-2}, \Delta y_{t-2}) §svg§600§FALSE§</svg:desc>
          <draw:polygon draw:style-name="gr8" draw:text-style-name="P4" draw:layer="layout" svg:width="2.975cm" svg:height="0.26cm" svg:x="1.629cm" svg:y="15.899cm" svg:viewBox="0 0 2976 261" draw:points="1488,261 0,261 0,0 2976,0 2976,261">
            <text:p/>
          </draw:polygon>
          <draw:path draw:style-name="gr9" draw:text-style-name="P5" draw:layer="layout" svg:width="0.061cm" svg:height="0.261cm" svg:x="1.655cm" svg:y="15.898cm" svg:viewBox="0 0 62 262" svg:d="M62 259c0 0 0-1-5-6-33-32-41-82-41-122 0-46 9-91 42-124 4-3 4-3 4-4 0-2-2-3-3-3-3 0-27 18-43 51-13 29-16 58-16 80 0 21 3 52 17 82 16 32 39 49 42 49 1 0 3-1 3-3z">
            <text:p/>
          </draw:path>
          <draw:path draw:style-name="gr9" draw:text-style-name="P5" draw:layer="layout" svg:width="0.13cm" svg:height="0.118cm" svg:x="1.738cm" svg:y="15.979cm" svg:viewBox="0 0 131 119" svg:d="M80 37c2-7 8-31 26-31 2 0 8 0 13 3-7 1-12 8-12 14 0 5 2 10 10 10 6 0 14-5 14-16 0-13-16-17-25-17-15 0-24 14-27 20-7-17-21-20-28-20-28 0-43 34-43 40 0 3 2 3 3 3 2 0 3-1 4-3 9-27 26-34 35-34 5 0 14 2 14 17 0 8-5 26-14 63-4 17-14 27-25 27-2 0-8 0-13-3 7-1 13-7 13-14 0-8-6-10-11-10-7 0-14 8-14 16 0 12 13 17 25 17 17 0 26-19 27-20 4 10 13 20 29 20 27 0 42-34 42-40 0-3-3-3-3-3-3 0-3 1-4 3-8 28-26 34-35 34-10 0-14-8-14-17 0-6 1-11 4-23z">
            <text:p/>
          </draw:path>
          <draw:path draw:style-name="gr9" draw:text-style-name="P5" draw:layer="layout" svg:width="0.061cm" svg:height="0.116cm" svg:x="1.887cm" svg:y="16.02cm" svg:viewBox="0 0 62 117" svg:d="M38 42h19c3 0 5 0 5-4 0-2-2-2-5-2h-18l7-28c0-1 1-1 1-2 0-4-2-6-6-6-5 0-8 3-9 8-2 5 1-4-7 28h-19c-4 0-6 0-6 3s2 3 5 3h18l-11 43c-1 6-2 12-2 15 0 10 9 17 19 17 21 0 33-26 33-29 0-2-3-2-3-2-2 0-3 1-5 4-5 11-14 22-24 22-4 0-7-3-7-9 0-2 1-6 2-8z">
            <text:p/>
          </draw:path>
          <draw:path draw:style-name="gr9" draw:text-style-name="P5" draw:layer="layout" svg:width="0.123cm" svg:height="0.009cm" svg:x="1.978cm" svg:y="16.084cm" svg:viewBox="0 0 124 10" svg:d="M117 10c3 0 7 0 7-5s-4-5-7-5h-110c-3 0-7 0-7 4 0 6 4 6 7 6z">
            <text:p/>
          </draw:path>
          <draw:path draw:style-name="gr9" draw:text-style-name="P5" draw:layer="layout" svg:width="0.081cm" svg:height="0.121cm" svg:x="2.132cm" svg:y="16.012cm" svg:viewBox="0 0 82 122" svg:d="M82 88h-7c0 5-2 15-4 18-2 0-16 0-19 0h-33c19-17 25-22 36-30 14-11 27-22 27-40 0-23-20-36-43-36s-39 16-39 33c0 9 8 10 10 10 4 0 9-3 9-10 0-3 0-9-10-9 5-14 18-17 27-17 18 0 28 14 28 29 0 16-12 29-18 35l-45 44c-1 2-1 2-1 7h76z">
            <text:p/>
          </draw:path>
          <draw:path draw:style-name="gr9" draw:text-style-name="P5" draw:layer="layout" svg:width="0.03cm" svg:height="0.078cm" svg:x="2.261cm" svg:y="16.066cm" svg:viewBox="0 0 31 79" svg:d="M31 28c0-18-6-28-17-28-9 0-14 7-14 14s5 14 14 14c3 0 7-1 10-3 1-1 1-1 1-1v4c0 20-9 35-18 44-3 2-3 3-3 4 0 2 2 3 3 3 3 0 24-20 24-51z">
            <text:p/>
          </draw:path>
          <draw:path draw:style-name="gr9" draw:text-style-name="P5" draw:layer="layout" svg:width="0.12cm" svg:height="0.168cm" svg:x="2.362cm" svg:y="15.979cm" svg:viewBox="0 0 121 169" svg:d="M120 16c1-3 1-4 1-6 0-5-4-7-7-7s-7 1-10 5c0 2-2 10-4 14-1 8-3 14-5 22l-12 47c0 3-12 22-29 22-14 0-16-11-16-21 0-12 4-29 13-52 4-10 6-13 6-18 0-12-9-22-22-22-25 0-35 38-35 40 0 3 3 3 3 3 3 0 3-1 4-4 7-26 18-33 27-33 2 0 6 0 6 8 0 7-2 14-4 19-11 27-15 42-15 55 0 23 16 31 32 31 10 0 19-5 27-12-4 13-7 27-18 40-6 9-17 17-29 17-3 0-15 0-20-11 5 0 8 0 12-3 3-3 5-6 5-11 0-8-7-9-10-9-6 0-15 4-15 17s12 22 28 22c27 0 55-23 62-53z">
            <text:p/>
          </draw:path>
          <draw:path draw:style-name="gr9" draw:text-style-name="P5" draw:layer="layout" svg:width="0.061cm" svg:height="0.116cm" svg:x="2.49cm" svg:y="16.02cm" svg:viewBox="0 0 62 117" svg:d="M38 42h19c3 0 5 0 5-4 0-2-2-2-5-2h-18l7-28c1-1 1-1 1-2 0-4-2-6-6-6-5 0-8 3-9 8-2 5 1-4-7 28h-19c-4 0-6 0-6 3s2 3 5 3h18l-11 43c-1 6-2 12-2 15 0 10 9 17 19 17 21 0 33-26 33-29 0-2-3-2-3-2-2 0-3 1-5 4-5 11-14 22-24 22-4 0-7-3-7-9 0-2 1-6 2-8z">
            <text:p/>
          </draw:path>
          <draw:path draw:style-name="gr9" draw:text-style-name="P5" draw:layer="layout" svg:width="0.123cm" svg:height="0.009cm" svg:x="2.581cm" svg:y="16.084cm" svg:viewBox="0 0 124 10" svg:d="M117 10c3 0 7 0 7-5s-4-5-7-5h-110c-3 0-7 0-7 4 0 6 4 6 7 6z">
            <text:p/>
          </draw:path>
          <draw:path draw:style-name="gr9" draw:text-style-name="P5" draw:layer="layout" svg:width="0.081cm" svg:height="0.121cm" svg:x="2.735cm" svg:y="16.012cm" svg:viewBox="0 0 82 122" svg:d="M82 88h-7c0 5-2 15-4 18-2 0-16 0-19 0h-33c19-17 25-22 36-30 14-11 27-22 27-40 0-23-20-36-43-36s-39 16-39 33c0 9 8 10 10 10 4 0 9-3 9-10 0-3 0-9-10-9 5-14 18-17 27-17 18 0 28 14 28 29 0 16-12 29-18 35l-45 44c-1 2-1 2-1 7h76z">
            <text:p/>
          </draw:path>
          <draw:path draw:style-name="gr9" draw:text-style-name="P5" draw:layer="layout" svg:width="0.03cm" svg:height="0.078cm" svg:x="2.864cm" svg:y="16.066cm" svg:viewBox="0 0 31 79" svg:d="M31 28c0-18-6-28-17-28-9 0-14 7-14 14s5 14 14 14c3 0 7-1 10-3 1-1 1-1 1-1v4c0 20-9 35-18 44-3 2-3 3-3 4 0 2 2 3 3 3 3 0 24-20 24-51z">
            <text:p/>
          </draw:path>
          <draw:path draw:style-name="gr9" draw:text-style-name="P5" draw:layer="layout" svg:width="0.192cm" svg:height="0.187cm" svg:x="2.97cm" svg:y="15.907cm" svg:viewBox="0 0 193 188" svg:d="M103 4c-1-3-2-4-6-4-5 0-6 1-7 4l-89 179c-1 2-1 2-1 3 0 2 1 2 6 2h182c4 0 5 0 5-2 0-1 0-1 0-3zM88 26l71 142h-141z">
            <text:p/>
          </draw:path>
          <draw:path draw:style-name="gr9" draw:text-style-name="P5" draw:layer="layout" svg:width="0.13cm" svg:height="0.118cm" svg:x="3.182cm" svg:y="15.979cm" svg:viewBox="0 0 131 119" svg:d="M80 37c2-7 8-31 26-31 2 0 8 0 13 3-7 1-12 8-12 14 0 5 2 10 10 10 6 0 14-5 14-16 0-13-16-17-25-17-15 0-24 14-27 20-7-17-21-20-28-20-28 0-43 34-43 40 0 3 3 3 3 3 2 0 3-1 4-3 9-27 26-34 35-34 5 0 14 2 14 17 0 8-5 26-14 63-4 17-14 27-25 27-2 0-8 0-13-3 7-1 13-7 13-14 0-8-6-10-11-10-7 0-14 8-14 16 0 12 13 17 25 17 17 0 26-19 27-20 4 10 13 20 29 20 27 0 42-34 42-40 0-3-3-3-3-3-3 0-3 1-4 3-8 28-26 34-35 34-10 0-14-8-14-17 0-6 1-11 4-23z">
            <text:p/>
          </draw:path>
          <draw:path draw:style-name="gr9" draw:text-style-name="P5" draw:layer="layout" svg:width="0.061cm" svg:height="0.116cm" svg:x="3.331cm" svg:y="16.02cm" svg:viewBox="0 0 62 117" svg:d="M38 42h19c3 0 5 0 5-4 0-2-2-2-5-2h-18l7-28c0-1 1-1 1-2 0-4-2-6-6-6-5 0-8 3-9 8-2 5 1-4-7 28h-19c-4 0-6 0-6 3s2 3 5 3h18l-11 43c-1 6-2 12-2 15 0 10 9 17 19 17 21 0 33-26 33-29 0-2-3-2-3-2-2 0-3 1-5 4-5 11-14 22-24 22-4 0-7-3-7-9 0-2 1-6 2-8z">
            <text:p/>
          </draw:path>
          <draw:path draw:style-name="gr9" draw:text-style-name="P5" draw:layer="layout" svg:width="0.123cm" svg:height="0.009cm" svg:x="3.422cm" svg:y="16.084cm" svg:viewBox="0 0 124 10" svg:d="M117 10c3 0 7 0 7-5s-4-5-7-5h-110c-3 0-7 0-7 4 0 6 4 6 7 6z">
            <text:p/>
          </draw:path>
          <draw:path draw:style-name="gr9" draw:text-style-name="P5" draw:layer="layout" svg:width="0.081cm" svg:height="0.121cm" svg:x="3.576cm" svg:y="16.012cm" svg:viewBox="0 0 82 122" svg:d="M82 88h-7c0 5-2 15-4 18-2 0-16 0-19 0h-33c19-17 25-22 36-30 14-11 27-22 27-40 0-23-20-36-43-36s-39 16-39 33c0 9 8 10 10 10 4 0 9-3 9-10 0-3 0-9-10-9 5-14 18-17 27-17 18 0 28 14 28 29 0 16-12 29-18 35l-45 44c-1 2-1 2-1 7h76z">
            <text:p/>
          </draw:path>
          <draw:path draw:style-name="gr9" draw:text-style-name="P5" draw:layer="layout" svg:width="0.03cm" svg:height="0.078cm" svg:x="3.705cm" svg:y="16.066cm" svg:viewBox="0 0 31 79" svg:d="M31 28c0-18-6-28-17-28-9 0-14 7-14 14s5 14 14 14c3 0 7-1 10-3 1-1 1-1 1-1v4c0 20-9 35-18 44-3 2-3 3-3 4 0 2 2 3 3 3 3 0 24-20 24-51z">
            <text:p/>
          </draw:path>
          <draw:path draw:style-name="gr9" draw:text-style-name="P5" draw:layer="layout" svg:width="0.192cm" svg:height="0.187cm" svg:x="3.811cm" svg:y="15.907cm" svg:viewBox="0 0 193 188" svg:d="M103 4c-1-3-2-4-6-4-5 0-6 1-7 4l-89 179c-1 2-1 2-1 3 0 2 1 2 6 2h182c4 0 5 0 5-2 0-1 0-1 0-3zM88 26l71 142h-141z">
            <text:p/>
          </draw:path>
          <draw:path draw:style-name="gr9" draw:text-style-name="P5" draw:layer="layout" svg:width="0.12cm" svg:height="0.168cm" svg:x="4.023cm" svg:y="15.979cm" svg:viewBox="0 0 121 169" svg:d="M120 16c1-3 1-4 1-6 0-5-4-7-7-7s-7 1-10 5c0 2-2 10-4 14-1 8-3 14-5 22l-12 47c0 3-12 22-29 22-14 0-16-11-16-21 0-12 4-29 13-52 4-10 6-13 6-18 0-12-9-22-22-22-25 0-35 38-35 40 0 3 3 3 3 3 3 0 3-1 4-4 7-26 18-33 27-33 2 0 6 0 6 8 0 7-2 14-4 19-11 27-15 42-15 55 0 23 16 31 32 31 10 0 19-5 27-12-4 13-7 27-18 40-6 9-17 17-29 17-3 0-15 0-20-11 5 0 8 0 12-3 3-3 5-6 5-11 0-8-7-9-10-9-6 0-15 4-15 17s12 22 28 22c27 0 55-23 62-53z">
            <text:p/>
          </draw:path>
          <draw:path draw:style-name="gr9" draw:text-style-name="P5" draw:layer="layout" svg:width="0.061cm" svg:height="0.116cm" svg:x="4.151cm" svg:y="16.02cm" svg:viewBox="0 0 62 117" svg:d="M38 42h19c3 0 5 0 5-4 0-2-2-2-5-2h-18l7-28c0-1 1-1 1-2 0-4-3-6-6-6-5 0-8 3-9 8-2 5 1-4-7 28h-19c-4 0-6 0-6 3s2 3 5 3h18l-11 43c-1 6-2 12-2 15 0 10 9 17 19 17 21 0 33-26 33-29 0-2-3-2-3-2-2 0-3 1-5 4-5 11-14 22-24 22-4 0-7-3-7-9 0-2 1-6 2-8z">
            <text:p/>
          </draw:path>
          <draw:path draw:style-name="gr9" draw:text-style-name="P5" draw:layer="layout" svg:width="0.123cm" svg:height="0.009cm" svg:x="4.242cm" svg:y="16.084cm" svg:viewBox="0 0 124 10" svg:d="M117 10c3 0 7 0 7-5s-4-5-7-5h-110c-3 0-7 0-7 4 0 6 4 6 7 6z">
            <text:p/>
          </draw:path>
          <draw:path draw:style-name="gr9" draw:text-style-name="P5" draw:layer="layout" svg:width="0.081cm" svg:height="0.121cm" svg:x="4.396cm" svg:y="16.012cm" svg:viewBox="0 0 82 122" svg:d="M82 88h-7c0 5-2 15-4 18-2 0-16 0-19 0h-33c19-17 25-22 36-30 14-11 27-22 27-40 0-23-20-36-43-36s-39 16-39 33c0 9 8 10 10 10 4 0 9-3 9-10 0-3 0-9-10-9 5-14 18-17 27-17 18 0 28 14 28 29 0 16-12 29-18 35l-45 44c-1 2-1 2-1 7h76z">
            <text:p/>
          </draw:path>
          <draw:path draw:style-name="gr9" draw:text-style-name="P5" draw:layer="layout" svg:width="0.061cm" svg:height="0.261cm" svg:x="4.518cm" svg:y="15.898cm" svg:viewBox="0 0 62 262" svg:d="M62 131c0-20-3-52-18-82-16-32-39-49-41-49s-3 1-3 3c0 1 0 1 5 6 26 26 41 68 41 122 0 45-10 91-42 124-4 3-4 4-4 4 0 2 1 3 3 3s26-18 42-51c13-29 17-58 17-80z">
            <text:p/>
          </draw:path>
        </draw:g>
        <draw:g>
          <svg:title>TexMaths</svg:title>
          <svg:desc>16§display§(x_{t-k}, y_{t-k}, \Delta x_{t-k}, \Delta y_{t-k}) §svg§600§FALSE§</svg:desc>
          <draw:polygon draw:style-name="gr8" draw:text-style-name="P4" draw:layer="layout" svg:width="3.02cm" svg:height="0.26cm" svg:x="1.63cm" svg:y="16.458cm" svg:viewBox="0 0 3021 261" draw:points="1511,261 0,261 0,0 3021,0 3021,261">
            <text:p/>
          </draw:polygon>
          <draw:path draw:style-name="gr9" draw:text-style-name="P5" draw:layer="layout" svg:width="0.061cm" svg:height="0.261cm" svg:x="1.656cm" svg:y="16.458cm" svg:viewBox="0 0 62 262" svg:d="M62 259c0 0 0-1-5-6-33-32-41-82-41-122 0-46 9-91 42-124 4-3 4-3 4-4 0-2-2-3-3-3-3 0-27 18-43 51-13 29-16 58-16 80 0 21 3 52 17 82 16 32 39 49 42 49 1 0 3-1 3-3z">
            <text:p/>
          </draw:path>
          <draw:path draw:style-name="gr9" draw:text-style-name="P5" draw:layer="layout" svg:width="0.13cm" svg:height="0.118cm" svg:x="1.738cm" svg:y="16.538cm" svg:viewBox="0 0 131 119" svg:d="M80 37c2-7 8-31 26-31 2 0 8 0 13 3-7 1-12 8-12 14 0 5 2 10 10 10 6 0 14-5 14-16 0-13-16-17-25-17-15 0-24 14-27 20-7-17-21-20-28-20-28 0-43 34-43 40 0 3 2 3 3 3 2 0 3-1 4-3 9-27 26-34 35-34 5 0 14 2 14 17 0 8-5 26-14 63-4 17-14 27-25 27-2 0-8 0-13-3 7-1 13-7 13-14 0-8-6-10-11-10-7 0-14 8-14 16 0 12 13 17 25 17 17 0 26-19 27-20 4 10 13 20 29 20 27 0 42-34 42-40 0-3-3-3-3-3-3 0-3 1-4 3-8 28-26 34-35 34-10 0-14-8-14-17 0-6 1-11 4-23z">
            <text:p/>
          </draw:path>
          <draw:path draw:style-name="gr9" draw:text-style-name="P5" draw:layer="layout" svg:width="0.061cm" svg:height="0.116cm" svg:x="1.888cm" svg:y="16.579cm" svg:viewBox="0 0 62 117" svg:d="M38 42h19c3 0 5 0 5-4 0-2-2-2-5-2h-18l7-28c0-1 1-1 1-2 0-4-2-6-6-6-5 0-8 3-9 8-2 5 1-4-7 28h-19c-4 0-6 0-6 3s2 3 5 3h18l-11 43c-1 6-2 12-2 15 0 10 9 17 19 17 21 0 33-26 33-29 0-2-3-2-3-2-2 0-3 1-5 4-5 11-14 22-24 22-4 0-7-3-7-9 0-2 1-6 2-8z">
            <text:p/>
          </draw:path>
          <draw:path draw:style-name="gr9" draw:text-style-name="P5" draw:layer="layout" svg:width="0.123cm" svg:height="0.009cm" svg:x="1.979cm" svg:y="16.643cm" svg:viewBox="0 0 124 10" svg:d="M117 10c3 0 7 0 7-5s-4-5-7-5h-110c-3 0-7 0-7 4 0 6 4 6 7 6z">
            <text:p/>
          </draw:path>
          <draw:path draw:style-name="gr9" draw:text-style-name="P5" draw:layer="layout" svg:width="0.09cm" svg:height="0.128cm" svg:x="2.135cm" svg:y="16.566cm" svg:viewBox="0 0 91 129" svg:d="M44 5c0 0 1-2 1-3s-1-2-3-2c-4 0-19 1-24 1-2 1-4 1-4 5 0 3 2 3 5 3 9 0 9 1 9 2 0 2 0 3-1 5l-26 104c-1 3-1 3-1 3 0 3 2 6 6 6 5 0 7-3 9-7 0-1 8-34 9-36 13 2 24 5 24 15 0 1 0 2-1 4-1 3-1 4-1 6 0 12 11 18 20 18 18 0 23-27 23-28 0-2-2-2-3-2-2 0-3 1-3 4-3 9-8 21-17 21-4 0-6-4-6-10 0-2 0-2 1-8 0 0 1-3 1-5 0-16-22-19-30-20 5-3 13-9 16-12 9-9 18-17 29-17 2 0 4 0 6 2-9 1-10 8-10 11s3 6 7 6c6 0 11-4 11-12 0-5-5-12-14-12-11 0-20 7-30 15-8 8-14 14-22 17z">
            <text:p/>
          </draw:path>
          <draw:path draw:style-name="gr9" draw:text-style-name="P5" draw:layer="layout" svg:width="0.03cm" svg:height="0.078cm" svg:x="2.273cm" svg:y="16.626cm" svg:viewBox="0 0 31 79" svg:d="M31 28c0-18-6-28-17-28-9 0-14 7-14 14s5 14 14 14c3 0 7-1 10-3 1-1 1-1 1-1v4c0 20-9 35-18 44-3 2-3 3-3 4 0 2 2 3 3 3 3 0 24-20 24-51z">
            <text:p/>
          </draw:path>
          <draw:path draw:style-name="gr9" draw:text-style-name="P5" draw:layer="layout" svg:width="0.12cm" svg:height="0.168cm" svg:x="2.374cm" svg:y="16.538cm" svg:viewBox="0 0 121 169" svg:d="M120 16c1-3 1-4 1-6 0-5-4-7-7-7s-7 1-10 5c0 2-2 10-4 14-1 8-3 14-5 22l-12 47c0 3-12 22-29 22-14 0-16-11-16-21 0-12 4-29 13-52 4-10 6-13 6-18 0-12-9-22-22-22-25 0-35 38-35 40 0 3 3 3 3 3 3 0 3-1 4-4 7-26 18-33 27-33 2 0 6 0 6 8 0 7-2 14-4 19-11 27-15 42-15 55 0 23 16 31 32 31 10 0 19-5 27-12-4 13-7 27-18 40-6 9-17 17-29 17-3 0-15 0-20-11 5 0 8 0 12-3 3-3 5-6 5-11 0-8-7-9-10-9-6 0-15 4-15 17s12 22 28 22c27 0 55-23 62-53z">
            <text:p/>
          </draw:path>
          <draw:path draw:style-name="gr9" draw:text-style-name="P5" draw:layer="layout" svg:width="0.061cm" svg:height="0.116cm" svg:x="2.502cm" svg:y="16.579cm" svg:viewBox="0 0 62 117" svg:d="M38 42h19c3 0 5 0 5-4 0-2-2-2-5-2h-18l7-28c0-1 1-1 1-2 0-4-3-6-6-6-5 0-8 3-9 8-2 5 1-4-7 28h-19c-4 0-6 0-6 3s2 3 5 3h18l-11 43c-1 6-2 12-2 15 0 10 9 17 19 17 21 0 33-26 33-29 0-2-3-2-3-2-2 0-3 1-5 4-5 11-14 22-24 22-4 0-7-3-7-9 0-2 1-6 2-8z">
            <text:p/>
          </draw:path>
          <draw:path draw:style-name="gr9" draw:text-style-name="P5" draw:layer="layout" svg:width="0.123cm" svg:height="0.009cm" svg:x="2.593cm" svg:y="16.643cm" svg:viewBox="0 0 124 10" svg:d="M117 10c3 0 7 0 7-5s-4-5-7-5h-110c-3 0-7 0-7 4 0 6 4 6 7 6z">
            <text:p/>
          </draw:path>
          <draw:path draw:style-name="gr9" draw:text-style-name="P5" draw:layer="layout" svg:width="0.09cm" svg:height="0.128cm" svg:x="2.75cm" svg:y="16.566cm" svg:viewBox="0 0 91 129" svg:d="M44 5c0 0 1-2 1-3s-1-2-3-2c-4 0-19 1-24 1-2 1-4 1-4 5 0 3 2 3 5 3 9 0 9 1 9 2 0 2 0 3-1 5l-26 104c-1 3-1 3-1 3 0 3 2 6 6 6 5 0 7-3 9-7 0-1 8-34 9-36 13 2 24 5 24 15 0 1 0 2-1 4-1 3-1 4-1 6 0 12 11 18 20 18 18 0 23-27 23-28 0-2-2-2-3-2-2 0-3 1-3 4-3 9-8 21-17 21-4 0-6-4-6-10 0-2 0-2 1-8 0 0 1-3 1-5 0-16-22-19-30-20 5-3 13-9 16-12 9-9 18-17 29-17 2 0 4 0 6 2-9 1-10 8-10 11s3 6 7 6c6 0 11-4 11-12 0-5-5-12-14-12-11 0-20 7-30 15-8 8-14 14-21 17z">
            <text:p/>
          </draw:path>
          <draw:path draw:style-name="gr9" draw:text-style-name="P5" draw:layer="layout" svg:width="0.03cm" svg:height="0.078cm" svg:x="2.888cm" svg:y="16.626cm" svg:viewBox="0 0 31 79" svg:d="M31 28c0-18-6-28-17-28-9 0-14 7-14 14s5 14 14 14c3 0 7-1 10-3 1-1 1-1 1-1v4c0 20-9 35-18 44-3 2-3 3-3 4 0 2 2 3 3 3 3 0 24-20 24-51z">
            <text:p/>
          </draw:path>
          <draw:path draw:style-name="gr9" draw:text-style-name="P5" draw:layer="layout" svg:width="0.192cm" svg:height="0.187cm" svg:x="2.994cm" svg:y="16.466cm" svg:viewBox="0 0 193 188" svg:d="M103 4c-1-3-2-4-6-4-5 0-6 1-7 4l-89 179c-1 2-1 2-1 3 0 2 1 2 6 2h182c4 0 5 0 5-2 0-1 0-1 0-3zM88 26l71 142h-141z">
            <text:p/>
          </draw:path>
          <draw:path draw:style-name="gr9" draw:text-style-name="P5" draw:layer="layout" svg:width="0.13cm" svg:height="0.118cm" svg:x="3.206cm" svg:y="16.538cm" svg:viewBox="0 0 131 119" svg:d="M80 37c2-7 8-31 26-31 2 0 8 0 13 3-7 1-12 8-12 14 0 5 2 10 10 10 6 0 14-5 14-16 0-13-16-17-25-17-15 0-24 14-27 20-7-17-21-20-28-20-28 0-43 34-43 40 0 3 3 3 3 3 2 0 3-1 4-3 9-27 26-34 35-34 5 0 14 2 14 17 0 8-5 26-14 63-4 17-14 27-25 27-2 0-8 0-13-3 7-1 13-7 13-14 0-8-6-10-11-10-7 0-14 8-14 16 0 12 13 17 25 17 17 0 26-19 27-20 4 10 13 20 29 20 27 0 42-34 42-40 0-3-3-3-3-3-3 0-3 1-4 3-8 28-26 34-35 34-10 0-14-8-14-17 0-6 1-11 4-23z">
            <text:p/>
          </draw:path>
          <draw:path draw:style-name="gr9" draw:text-style-name="P5" draw:layer="layout" svg:width="0.061cm" svg:height="0.116cm" svg:x="3.354cm" svg:y="16.579cm" svg:viewBox="0 0 62 117" svg:d="M38 42h19c3 0 5 0 5-4 0-2-2-2-5-2h-18l7-28c0-1 1-1 1-2 0-4-2-6-6-6-5 0-8 3-9 8-2 5 1-4-7 28h-19c-4 0-6 0-6 3s2 3 5 3h18l-11 43c-1 6-2 12-2 15 0 10 9 17 19 17 21 0 33-26 33-29 0-2-3-2-3-2-2 0-3 1-5 4-5 11-14 22-24 22-4 0-7-3-7-9 0-2 1-6 2-8z">
            <text:p/>
          </draw:path>
          <draw:path draw:style-name="gr9" draw:text-style-name="P5" draw:layer="layout" svg:width="0.123cm" svg:height="0.009cm" svg:x="3.445cm" svg:y="16.643cm" svg:viewBox="0 0 124 10" svg:d="M117 10c3 0 7 0 7-5s-4-5-7-5h-110c-3 0-7 0-7 4 0 6 4 6 7 6z">
            <text:p/>
          </draw:path>
          <draw:path draw:style-name="gr9" draw:text-style-name="P5" draw:layer="layout" svg:width="0.09cm" svg:height="0.128cm" svg:x="3.602cm" svg:y="16.566cm" svg:viewBox="0 0 91 129" svg:d="M44 5c0 0 1-2 1-3s-1-2-3-2c-4 0-19 1-24 1-2 1-4 1-4 5 0 3 2 3 5 3 9 0 9 1 9 2 0 2 0 3-1 5l-26 104c-1 3-1 3-1 3 0 3 2 6 6 6 5 0 7-3 9-7 0-1 8-34 9-36 13 2 24 5 24 15 0 1 0 2-1 4-1 3-1 4-1 6 0 12 11 18 20 18 18 0 23-27 23-28 0-2-2-2-3-2-2 0-3 1-3 4-3 9-8 21-17 21-4 0-6-4-6-10 0-2 0-2 1-8 0 0 1-3 1-5 0-16-22-19-30-20 5-3 13-9 16-12 9-9 18-17 29-17 2 0 4 0 6 2-9 1-10 8-10 11s3 6 7 6c6 0 11-4 11-12 0-5-5-12-14-12-11 0-20 7-30 15-8 8-14 14-22 17z">
            <text:p/>
          </draw:path>
          <draw:path draw:style-name="gr9" draw:text-style-name="P5" draw:layer="layout" svg:width="0.03cm" svg:height="0.078cm" svg:x="3.74cm" svg:y="16.626cm" svg:viewBox="0 0 31 79" svg:d="M31 28c0-18-6-28-17-28-9 0-14 7-14 14s5 14 14 14c3 0 7-1 10-3 1-1 1-1 1-1v4c0 20-9 35-18 44-3 2-3 3-3 4 0 2 2 3 3 3 3 0 24-20 24-51z">
            <text:p/>
          </draw:path>
          <draw:path draw:style-name="gr9" draw:text-style-name="P5" draw:layer="layout" svg:width="0.192cm" svg:height="0.187cm" svg:x="3.846cm" svg:y="16.466cm" svg:viewBox="0 0 193 188" svg:d="M103 4c-1-3-2-4-6-4-5 0-6 1-7 4l-89 179c-1 2-1 2-1 3 0 2 1 2 6 2h182c4 0 5 0 5-2 0-1 0-1 0-3zM88 26l71 142h-141z">
            <text:p/>
          </draw:path>
          <draw:path draw:style-name="gr9" draw:text-style-name="P5" draw:layer="layout" svg:width="0.12cm" svg:height="0.168cm" svg:x="4.059cm" svg:y="16.538cm" svg:viewBox="0 0 121 169" svg:d="M120 16c1-3 1-4 1-6 0-5-4-7-7-7s-7 1-10 5c0 2-2 10-4 14-1 8-3 14-5 22l-12 47c0 3-12 22-29 22-14 0-16-11-16-21 0-12 4-29 13-52 4-10 6-13 6-18 0-12-9-22-22-22-25 0-35 38-35 40 0 3 3 3 3 3 3 0 3-1 4-4 7-26 18-33 27-33 2 0 6 0 6 8 0 7-2 14-4 19-11 27-15 42-15 55 0 23 16 31 32 31 10 0 19-5 27-12-4 13-7 27-18 40-6 9-17 17-29 17-3 0-15 0-20-11 5 0 8 0 12-3 3-3 5-6 5-11 0-8-7-9-10-9-6 0-15 4-15 17s12 22 28 22c27 0 55-23 62-53z">
            <text:p/>
          </draw:path>
          <draw:path draw:style-name="gr9" draw:text-style-name="P5" draw:layer="layout" svg:width="0.061cm" svg:height="0.116cm" svg:x="4.186cm" svg:y="16.579cm" svg:viewBox="0 0 62 117" svg:d="M38 42h19c3 0 5 0 5-4 0-2-2-2-5-2h-18l7-28c0-1 1-1 1-2 0-4-2-6-6-6-5 0-8 3-9 8-2 5 1-4-7 28h-19c-4 0-6 0-6 3s2 3 5 3h18l-11 43c-1 6-2 12-2 15 0 10 9 17 19 17 21 0 33-26 33-29 0-2-3-2-3-2-2 0-3 1-5 4-5 11-14 22-24 22-4 0-7-3-7-9 0-2 1-6 2-8z">
            <text:p/>
          </draw:path>
          <draw:path draw:style-name="gr9" draw:text-style-name="P5" draw:layer="layout" svg:width="0.123cm" svg:height="0.009cm" svg:x="4.276cm" svg:y="16.643cm" svg:viewBox="0 0 124 10" svg:d="M117 10c3 0 7 0 7-5s-4-5-7-5h-110c-3 0-7 0-7 4 0 6 4 6 7 6z">
            <text:p/>
          </draw:path>
          <draw:path draw:style-name="gr9" draw:text-style-name="P5" draw:layer="layout" svg:width="0.09cm" svg:height="0.128cm" svg:x="4.433cm" svg:y="16.566cm" svg:viewBox="0 0 91 129" svg:d="M44 5c0 0 1-2 1-3s-1-2-3-2c-4 0-20 1-24 1-2 1-4 1-4 5 0 3 2 3 5 3 9 0 9 1 9 2 0 2 0 3-1 5l-26 104c-1 3-1 3-1 3 0 3 2 6 6 6 5 0 7-3 9-7 0-1 8-34 9-36 13 2 24 5 24 15 0 1 0 2-1 4-1 3-1 4-1 6 0 12 11 18 20 18 18 0 23-27 23-28 0-2-2-2-3-2-2 0-3 1-3 4-3 9-8 21-17 21-4 0-6-4-6-10 0-2 0-2 1-8 0 0 1-3 1-5 0-16-22-19-30-20 5-3 13-9 16-12 9-9 18-17 29-17 2 0 4 0 6 2-9 1-10 8-10 11s3 6 7 6c6 0 11-4 11-12 0-5-5-12-14-12-11 0-20 7-30 15-8 8-14 14-22 17z">
            <text:p/>
          </draw:path>
          <draw:path draw:style-name="gr9" draw:text-style-name="P5" draw:layer="layout" svg:width="0.061cm" svg:height="0.261cm" svg:x="4.564cm" svg:y="16.458cm" svg:viewBox="0 0 62 262" svg:d="M62 131c0-20-3-52-18-82-16-32-39-49-41-49s-3 1-3 3c0 1 0 1 5 6 26 26 41 68 41 122 0 45-10 91-42 124-4 3-4 4-4 4 0 2 1 3 3 3s26-18 42-51c13-29 17-58 17-80z">
            <text:p/>
          </draw:path>
        </draw:g>
        <draw:custom-shape draw:style-name="gr10" draw:text-style-name="P6" xml:id="id2" draw:id="id2" draw:layer="layout" svg:width="3.542cm" svg:height="2.42cm" svg:x="6.297cm" svg:y="14.5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3.285cm" svg:height="2.856cm" svg:x="6.377cm" svg:y="15.431cm">
          <draw:text-box>
            <text:p><text:span text:style-name="T1">2-</text:span><text:span text:style-name="T1">la</text:span><text:span text:style-name="T1">y</text:span><text:span text:style-name="T1">er </text:span><text:span text:style-name="T1">M</text:span><text:span text:style-name="T1">L</text:span><text:span text:style-name="T1">P</text:span></text:p>
            <text:p><text:span text:style-name="T1"/></text:p>
            <text:p><text:span text:style-name="T1"/></text:p>
            <text:p><text:span text:style-name="T1"/></text:p>
          </draw:text-box>
        </draw:frame>
        <draw:custom-shape draw:style-name="gr12" draw:text-style-name="P6" xml:id="id4" draw:id="id4" draw:layer="layout" svg:width="3.543cm" svg:height="2.42cm" svg:x="6.297cm" svg:y="11.4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7" draw:layer="layout" svg:width="3.376cm" svg:height="2.856cm" svg:x="6.438cm" svg:y="12.017cm">
          <draw:text-box>
            <text:p><text:span text:style-name="T1">3-</text:span><text:span text:style-name="T1">la</text:span><text:span text:style-name="T1">y</text:span><text:span text:style-name="T1">er </text:span><text:span text:style-name="T1">C</text:span><text:span text:style-name="T1">o</text:span><text:span text:style-name="T1">n</text:span><text:span text:style-name="T1">v</text:span><text:span text:style-name="T1">N</text:span><text:span text:style-name="T1">et </text:span></text:p>
            <text:p><text:span text:style-name="T1"/></text:p>
            <text:p><text:span text:style-name="T1"/></text:p>
            <text:p><text:span text:style-name="T1"/></text:p>
          </draw:text-box>
        </draw:frame>
        <draw:connector draw:style-name="gr14" draw:text-style-name="P8" draw:layer="layout" svg:x1="4.965cm" svg:y1="15.792cm" svg:x2="6.297cm" svg:y2="15.792cm" draw:start-shape="id1" draw:start-glue-point="1" draw:end-shape="id2" draw:end-glue-point="3" svg:d="M4965 15792h1332" svg:viewBox="0 0 1333 1">
          <text:p/>
        </draw:connector>
        <draw:connector draw:style-name="gr14" draw:text-style-name="P8" draw:layer="layout" svg:x1="4.966cm" svg:y1="12.678cm" svg:x2="6.297cm" svg:y2="12.678cm" draw:start-shape="id3" draw:start-glue-point="1" draw:end-shape="id4" draw:end-glue-point="3" svg:d="M4966 12678h1331" svg:viewBox="0 0 1332 1">
          <text:p/>
        </draw:connector>
        <draw:custom-shape draw:style-name="gr15" draw:text-style-name="P1" xml:id="id5" draw:id="id5" draw:layer="layout" svg:width="0.889cm" svg:height="0.889cm" svg:x="10.676cm" svg:y="1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8" draw:layer="layout" svg:x1="9.84cm" svg:y1="12.678cm" svg:x2="11.12cm" svg:y2="13.658cm" draw:start-shape="id4" draw:start-glue-point="1" draw:end-shape="id5" draw:end-glue-point="4" svg:d="M9840 12678h1280v980" svg:viewBox="0 0 1281 981">
          <text:p/>
        </draw:connector>
        <draw:connector draw:style-name="gr14" draw:text-style-name="P8" draw:layer="layout" svg:x1="9.839cm" svg:y1="15.792cm" svg:x2="11.12cm" svg:y2="14.547cm" draw:start-shape="id2" draw:start-glue-point="1" draw:end-shape="id5" draw:end-glue-point="8" svg:d="M9839 15792h1281v-1245" svg:viewBox="0 0 1282 1246">
          <text:p/>
        </draw:connector>
        <draw:frame draw:style-name="gr16" draw:text-style-name="P9" xml:id="id6" draw:id="id6" draw:layer="layout" svg:width="0.997cm" svg:height="0.89cm" svg:x="10.684cm" svg:y="13.639cm">
          <draw:text-box>
            <text:p><text:span text:style-name="T2">+</text:span></text:p>
          </draw:text-box>
        </draw:frame>
        <draw:custom-shape draw:style-name="gr17" draw:text-style-name="P1" draw:layer="layout" svg:width="0.889cm" svg:height="0.889cm" svg:x="13.163cm" svg:y="1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xml:id="id7" draw:id="id7" draw:layer="layout" svg:width="0.997cm" svg:height="0.89cm" svg:x="13.171cm" svg:y="13.648cm">
          <draw:text-box>
            <text:p><text:span text:style-name="T2">+</text:span></text:p>
          </draw:text-box>
        </draw:frame>
        <draw:connector draw:style-name="gr14" draw:text-style-name="P8" draw:layer="layout" svg:x1="11.681cm" svg:y1="14.084cm" svg:x2="13.171cm" svg:y2="14.093cm" draw:start-shape="id6" draw:start-glue-point="1" draw:end-shape="id7" draw:end-glue-point="3" svg:d="M11681 14084h745v9h745" svg:viewBox="0 0 1491 10">
          <text:p/>
        </draw:connector>
        <draw:custom-shape draw:style-name="gr17" draw:text-style-name="P1" draw:layer="layout" svg:width="0.889cm" svg:height="0.889cm" svg:x="15.15cm" svg:y="13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xml:id="id8" draw:id="id8" draw:layer="layout" svg:width="0.997cm" svg:height="0.89cm" svg:x="15.158cm" svg:y="13.657cm">
          <draw:text-box>
            <text:p><text:span text:style-name="T2">+</text:span></text:p>
          </draw:text-box>
        </draw:frame>
        <draw:connector draw:style-name="gr14" draw:text-style-name="P8" draw:layer="layout" svg:x1="14.168cm" svg:y1="14.093cm" svg:x2="15.158cm" svg:y2="14.102cm" draw:start-shape="id7" draw:start-glue-point="1" draw:end-shape="id8" draw:end-glue-point="3" svg:d="M14168 14093h495v9h495" svg:viewBox="0 0 991 10">
          <text:p/>
        </draw:connector>
        <draw:custom-shape draw:style-name="gr10" draw:text-style-name="P6" xml:id="id10" draw:id="id10" draw:layer="layout" svg:width="3.542cm" svg:height="2.42cm" svg:x="17.497cm" svg:y="14.5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3.285cm" svg:height="2.856cm" svg:x="17.577cm" svg:y="15.423cm">
          <draw:text-box>
            <text:p><text:span text:style-name="T1">2</text:span><text:span text:style-name="T1">-</text:span><text:span text:style-name="T1">la</text:span><text:span text:style-name="T1">y</text:span><text:span text:style-name="T1">er </text:span><text:span text:style-name="T1">M</text:span><text:span text:style-name="T1">L</text:span><text:span text:style-name="T1">P</text:span></text:p>
            <text:p><text:span text:style-name="T1"/></text:p>
            <text:p><text:span text:style-name="T1"/></text:p>
            <text:p><text:span text:style-name="T1"/></text:p>
          </draw:text-box>
        </draw:frame>
        <draw:custom-shape draw:style-name="gr12" draw:text-style-name="P6" xml:id="id9" draw:id="id9" draw:layer="layout" svg:width="3.543cm" svg:height="2.42cm" svg:x="17.497cm" svg:y="11.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7" draw:layer="layout" svg:width="3.376cm" svg:height="2.856cm" svg:x="17.638cm" svg:y="11.909cm">
          <draw:text-box>
            <text:p><text:span text:style-name="T1">3-</text:span><text:span text:style-name="T1">la</text:span><text:span text:style-name="T1">y</text:span><text:span text:style-name="T1">er </text:span><text:span text:style-name="T1">D</text:span><text:span text:style-name="T1">e</text:span><text:span text:style-name="T1">C</text:span><text:span text:style-name="T1">o</text:span><text:span text:style-name="T1">n</text:span><text:span text:style-name="T1">v</text:span><text:span text:style-name="T1">N</text:span><text:span text:style-name="T1">et </text:span></text:p>
            <text:p><text:span text:style-name="T1"/></text:p>
            <text:p><text:span text:style-name="T1"/></text:p>
            <text:p><text:span text:style-name="T1"/></text:p>
          </draw:text-box>
        </draw:frame>
        <draw:connector draw:style-name="gr14" draw:text-style-name="P8" draw:layer="layout" svg:x1="16.155cm" svg:y1="14.102cm" svg:x2="17.497cm" svg:y2="12.67cm" draw:start-shape="id8" draw:start-glue-point="1" draw:end-shape="id9" draw:end-glue-point="3" svg:d="M16155 14102h662v-1432h680" svg:viewBox="0 0 1343 1433">
          <text:p/>
        </draw:connector>
        <draw:connector draw:style-name="gr14" draw:text-style-name="P8" draw:layer="layout" svg:x1="16.155cm" svg:y1="14.102cm" svg:x2="17.497cm" svg:y2="15.784cm" draw:start-shape="id8" draw:start-glue-point="1" draw:end-shape="id10" draw:end-glue-point="3" svg:d="M16155 14102h662v1682h680" svg:viewBox="0 0 1343 1683">
          <text:p/>
        </draw:connector>
        <draw:custom-shape draw:style-name="gr18" draw:text-style-name="P1" xml:id="id18" draw:id="id18" draw:layer="layout" svg:width="4.191cm" svg:height="6.223cm" svg:x="22.463cm" svg:y="10.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xml:id="id11" draw:id="id11" draw:layer="layout" svg:width="3.541cm" svg:height="2.226cm" svg:x="22.725cm" svg:y="11.5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xml:id="id12" draw:id="id12" draw:layer="layout" svg:width="3.541cm" svg:height="0.89cm" svg:x="22.717cm" svg:y="15.3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842cm" svg:height="1.685cm" svg:x="24.084cm" svg:y="11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svg:x1="21.04cm" svg:y1="12.67cm" svg:x2="22.725cm" svg:y2="12.676cm" draw:start-shape="id9" draw:start-glue-point="1" draw:end-shape="id11" draw:end-glue-point="3" svg:d="M21040 12670h842v6h843" svg:viewBox="0 0 1686 7">
          <text:p/>
        </draw:connector>
        <draw:connector draw:style-name="gr14" draw:text-style-name="P8" draw:layer="layout" svg:x1="21.039cm" svg:y1="15.784cm" svg:x2="22.717cm" svg:y2="15.791cm" draw:start-shape="id10" draw:start-glue-point="1" draw:end-shape="id12" draw:end-glue-point="3" svg:d="M21039 15784h839v7h839" svg:viewBox="0 0 1679 8">
          <text:p/>
        </draw:connector>
        <draw:custom-shape draw:style-name="gr4" draw:text-style-name="P1" xml:id="id13" draw:id="id13" draw:layer="layout" svg:width="3.541cm" svg:height="2.42cm" svg:x="22.725cm" svg:y="1.8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842cm" svg:height="1.685cm" svg:x="24.084cm" svg:y="2.2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3.541cm" svg:height="0.98cm" svg:x="22.724cm" svg:y="4.8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(x_{t+1}, y_{t+1}, \Delta x_{t+1}, \Delta y_{t+1}) §svg§600§FALSE§</svg:desc>
          <draw:polygon draw:style-name="gr8" draw:text-style-name="P4" draw:layer="layout" svg:width="3.091cm" svg:height="0.271cm" svg:x="22.927cm" svg:y="5.179cm" svg:viewBox="0 0 3092 272" draw:points="1546,272 0,272 0,0 3092,0 3092,272">
            <text:p/>
          </draw:polygon>
          <draw:path draw:style-name="gr9" draw:text-style-name="P5" draw:layer="layout" svg:width="0.063cm" svg:height="0.272cm" svg:x="22.954cm" svg:y="5.178cm" svg:viewBox="0 0 64 273" svg:d="M64 271c0-1 0-2-5-7-34-34-43-86-43-128 0-47 10-94 45-128 3-4 3-4 3-5 0-2-1-3-3-3-3 0-28 19-44 54-14 30-17 60-17 82s3 55 18 86c17 34 40 51 43 51 2 0 3-1 3-2z">
            <text:p/>
          </draw:path>
          <draw:path draw:style-name="gr9" draw:text-style-name="P5" draw:layer="layout" svg:width="0.136cm" svg:height="0.123cm" svg:x="23.04cm" svg:y="5.262cm" svg:viewBox="0 0 137 124" svg:d="M84 39c1-8 8-33 27-33 1 0 8 0 13 3-7 2-12 9-12 15 0 5 2 10 10 10 6 0 15-5 15-16 0-14-17-18-26-18-16 0-26 15-29 21-7-18-21-21-29-21-29 0-44 36-44 42 0 3 2 3 3 3 2 0 3-1 4-3 9-29 27-36 36-36 5 0 15 3 15 18 0 9-5 27-15 66-4 17-14 28-26 28-2 0-8 0-14-3 7-2 14-7 14-15s-7-10-11-10c-8 0-15 8-15 16 0 13 14 18 26 18 18 0 28-19 28-21 4 10 13 21 31 21 27 0 43-35 43-42 0-3-2-3-3-3-2 0-3 2-4 3-9 30-27 36-36 36-11 0-15-9-15-18 0-6 1-12 4-24z">
            <text:p/>
          </draw:path>
          <draw:path draw:style-name="gr9" draw:text-style-name="P5" draw:layer="layout" svg:width="0.064cm" svg:height="0.121cm" svg:x="23.196cm" svg:y="5.304cm" svg:viewBox="0 0 65 122" svg:d="M40 44h19c4 0 6 0 6-4 0-3-2-3-5-3h-19l7-28c0-1 1-2 1-3 0-4-2-6-6-6-6 0-8 3-10 9-1 4 1-5-7 28h-20c-4 0-6 0-6 4 0 3 2 3 5 3h19l-12 45c0 6-2 12-2 15 0 11 9 18 20 18 22 0 34-27 34-30 0-2-3-2-3-2-2 0-3 1-4 4-6 11-15 22-26 22-4 0-7-2-7-9 0-2 1-6 2-8z">
            <text:p/>
          </draw:path>
          <draw:path draw:style-name="gr9" draw:text-style-name="P5" draw:layer="layout" svg:width="0.14cm" svg:height="0.14cm" svg:x="23.283cm" svg:y="5.305cm" svg:viewBox="0 0 141 141" svg:d="M75 75h59c3 0 7 0 7-4 0-5-4-5-7-5h-59v-59c0-2 0-7-4-7-5 0-5 5-5 7v59h-59c-2 0-7 0-7 5 0 4 5 4 7 4h59v59c0 2 0 7 5 7 4 0 4-4 4-7z">
            <text:p/>
          </draw:path>
          <draw:path draw:style-name="gr9" draw:text-style-name="P5" draw:layer="layout" svg:width="0.07cm" svg:height="0.126cm" svg:x="23.458cm" svg:y="5.297cm" svg:viewBox="0 0 71 127" svg:d="M43 5c0-5 0-5-5-5-12 12-30 12-38 12v7c5 0 17 0 28-5v98c0 6 0 8-19 8h-7v7c3 0 27-1 34-1 6 0 30 1 35 1v-7h-8c-20 0-20-2-20-8z">
            <text:p/>
          </draw:path>
          <draw:path draw:style-name="gr9" draw:text-style-name="P5" draw:layer="layout" svg:width="0.032cm" svg:height="0.081cm" svg:x="23.583cm" svg:y="5.353cm" svg:viewBox="0 0 33 82" svg:d="M33 29c0-18-7-29-18-29-10 0-15 7-15 15 0 7 5 14 15 14 3 0 7-1 10-3 1-1 1-1 1-1v4c0 21-9 37-18 46-3 3-3 3-3 4 0 2 1 3 2 3 3 0 26-21 26-53z">
            <text:p/>
          </draw:path>
          <draw:path draw:style-name="gr9" draw:text-style-name="P5" draw:layer="layout" svg:width="0.125cm" svg:height="0.176cm" svg:x="23.689cm" svg:y="5.262cm" svg:viewBox="0 0 126 177" svg:d="M126 17c0-4 0-5 0-7 0-5-3-7-7-7-3 0-7 2-10 6 0 1-3 10-4 14-2 8-4 15-6 23l-12 49c-1 3-13 23-30 23-15 0-17-12-17-22 0-13 4-30 14-54 3-11 5-14 5-20 0-12-9-22-23-22-26 0-36 40-36 42 0 3 3 3 3 3 3 0 3-1 5-5 7-26 18-34 28-34 1 0 6 0 6 9 0 7-2 14-5 19-11 29-15 44-15 58 0 24 17 32 33 32 11 0 20-5 28-12-4 14-7 28-18 42-7 9-18 17-30 17-4 0-16 0-21-11 5 0 8 0 12-3 3-3 5-7 5-12 0-9-7-9-10-9-6 0-16 4-16 18 0 13 13 23 30 23 28 0 57-25 64-56z">
            <text:p/>
          </draw:path>
          <draw:path draw:style-name="gr9" draw:text-style-name="P5" draw:layer="layout" svg:width="0.064cm" svg:height="0.121cm" svg:x="23.822cm" svg:y="5.304cm" svg:viewBox="0 0 65 122" svg:d="M40 44h19c4 0 6 0 6-4 0-3-2-3-5-3h-19l7-28c1-1 1-2 1-3 0-4-2-6-6-6-6 0-8 3-10 9-1 4 1-5-7 28h-20c-4 0-6 0-6 4 0 3 2 3 5 3h19l-12 45c0 6-2 12-2 15 0 11 9 18 20 18 22 0 34-27 34-30 0-2-3-2-3-2-2 0-3 1-4 4-6 11-15 22-26 22-4 0-7-2-7-9 0-2 1-6 2-8z">
            <text:p/>
          </draw:path>
          <draw:path draw:style-name="gr9" draw:text-style-name="P5" draw:layer="layout" svg:width="0.14cm" svg:height="0.14cm" svg:x="23.909cm" svg:y="5.305cm" svg:viewBox="0 0 141 141" svg:d="M75 75h59c3 0 7 0 7-4 0-5-4-5-7-5h-59v-59c0-2 0-7-4-7-5 0-5 5-5 7v59h-59c-2 0-7 0-7 5 0 4 5 4 7 4h59v59c0 2 0 7 5 7 4 0 4-4 4-7z">
            <text:p/>
          </draw:path>
          <draw:path draw:style-name="gr9" draw:text-style-name="P5" draw:layer="layout" svg:width="0.07cm" svg:height="0.126cm" svg:x="24.084cm" svg:y="5.297cm" svg:viewBox="0 0 71 127" svg:d="M43 5c0-5 0-5-5-5-12 12-30 12-38 12v7c5 0 17 0 28-5v98c0 6 0 8-19 8h-7v7c3 0 27-1 34-1 6 0 30 1 35 1v-7h-8c-20 0-20-2-20-8z">
            <text:p/>
          </draw:path>
          <draw:path draw:style-name="gr9" draw:text-style-name="P5" draw:layer="layout" svg:width="0.032cm" svg:height="0.081cm" svg:x="24.209cm" svg:y="5.353cm" svg:viewBox="0 0 33 82" svg:d="M33 29c0-18-7-29-18-29-10 0-15 7-15 15 0 7 5 14 15 14 3 0 7-1 10-3 1-1 1-1 1-1v4c0 21-9 37-18 46-3 3-3 3-3 4 0 2 1 3 2 3 3 0 26-21 26-53z">
            <text:p/>
          </draw:path>
          <draw:path draw:style-name="gr9" draw:text-style-name="P5" draw:layer="layout" svg:width="0.201cm" svg:height="0.195cm" svg:x="24.32cm" svg:y="5.187cm" svg:viewBox="0 0 202 196" svg:d="M108 5c-2-3-2-5-7-5s-6 2-7 5l-92 186c-2 2-2 2-2 3 0 2 2 2 6 2h190c4 0 6 0 6-2 0-1 0-1-1-3zM92 27l74 148h-147z">
            <text:p/>
          </draw:path>
          <draw:path draw:style-name="gr9" draw:text-style-name="P5" draw:layer="layout" svg:width="0.136cm" svg:height="0.123cm" svg:x="24.541cm" svg:y="5.262cm" svg:viewBox="0 0 137 124" svg:d="M84 39c1-8 8-33 27-33 1 0 8 0 13 3-7 2-12 9-12 15 0 5 2 10 10 10 6 0 15-5 15-16 0-14-17-18-26-18-16 0-26 15-29 21-7-18-21-21-29-21-29 0-44 36-44 42 0 3 2 3 3 3 2 0 3-1 4-3 9-29 27-36 36-36 5 0 15 3 15 18 0 9-5 27-15 66-4 17-14 28-26 28-2 0-8 0-14-3 7-2 14-7 14-15s-7-10-11-10c-8 0-15 8-15 16 0 13 14 18 26 18 18 0 28-19 28-21 4 10 13 21 31 21 27 0 43-35 43-42 0-3-2-3-3-3-2 0-3 2-4 3-9 30-27 36-36 36-11 0-15-9-15-18 0-6 1-12 4-24z">
            <text:p/>
          </draw:path>
          <draw:path draw:style-name="gr9" draw:text-style-name="P5" draw:layer="layout" svg:width="0.064cm" svg:height="0.121cm" svg:x="24.697cm" svg:y="5.304cm" svg:viewBox="0 0 65 122" svg:d="M40 44h19c4 0 6 0 6-4 0-3-2-3-5-3h-19l7-28c0-1 1-2 1-3 0-4-3-6-6-6-6 0-8 3-10 9-1 4 1-5-7 28h-20c-4 0-6 0-6 4 0 3 2 3 5 3h19l-12 45c0 6-2 12-2 15 0 11 9 18 20 18 22 0 34-27 34-30 0-2-3-2-3-2-2 0-3 1-4 4-6 11-15 22-26 22-4 0-7-2-7-9 0-2 1-6 2-8z">
            <text:p/>
          </draw:path>
          <draw:path draw:style-name="gr9" draw:text-style-name="P5" draw:layer="layout" svg:width="0.14cm" svg:height="0.14cm" svg:x="24.784cm" svg:y="5.305cm" svg:viewBox="0 0 141 141" svg:d="M75 75h59c3 0 7 0 7-4 0-5-4-5-7-5h-59v-59c0-2 0-7-4-7-5 0-5 5-5 7v59h-59c-2 0-7 0-7 5 0 4 5 4 7 4h59v59c0 2 0 7 5 7 4 0 4-4 4-7z">
            <text:p/>
          </draw:path>
          <draw:path draw:style-name="gr9" draw:text-style-name="P5" draw:layer="layout" svg:width="0.07cm" svg:height="0.126cm" svg:x="24.958cm" svg:y="5.297cm" svg:viewBox="0 0 71 127" svg:d="M43 5c0-5 0-5-5-5-12 12-30 12-38 12v7c5 0 17 0 28-5v98c0 6 0 8-19 8h-7v7c3 0 27-1 34-1 6 0 30 1 35 1v-7h-8c-20 0-20-2-20-8z">
            <text:p/>
          </draw:path>
          <draw:path draw:style-name="gr9" draw:text-style-name="P5" draw:layer="layout" svg:width="0.032cm" svg:height="0.081cm" svg:x="25.084cm" svg:y="5.353cm" svg:viewBox="0 0 33 82" svg:d="M33 29c0-18-7-29-18-29-10 0-15 7-15 15 0 7 5 14 15 14 3 0 7-1 10-3 1-1 1-1 1-1v4c0 21-9 37-18 46-3 3-3 3-3 4 0 2 1 3 2 3 3 0 26-21 26-53z">
            <text:p/>
          </draw:path>
          <draw:path draw:style-name="gr9" draw:text-style-name="P5" draw:layer="layout" svg:width="0.201cm" svg:height="0.195cm" svg:x="25.195cm" svg:y="5.187cm" svg:viewBox="0 0 202 196" svg:d="M108 5c-2-3-2-5-7-5s-6 2-7 5l-92 186c-2 2-2 2-2 3 0 2 2 2 6 2h190c4 0 6 0 6-2 0-1 0-1-1-3zM92 27l74 148h-147z">
            <text:p/>
          </draw:path>
          <draw:path draw:style-name="gr9" draw:text-style-name="P5" draw:layer="layout" svg:width="0.125cm" svg:height="0.176cm" svg:x="25.416cm" svg:y="5.262cm" svg:viewBox="0 0 126 177" svg:d="M126 17c0-4 0-5 0-7 0-5-3-7-7-7-3 0-7 2-10 6 0 1-3 10-4 14-2 8-4 15-6 23l-12 49c-1 3-13 23-30 23-15 0-17-12-17-22 0-13 4-30 14-54 3-11 5-14 5-20 0-12-9-22-23-22-26 0-36 40-36 42 0 3 3 3 3 3 3 0 3-1 5-5 7-26 18-34 28-34 1 0 6 0 6 9 0 7-2 14-5 19-11 29-15 44-15 58 0 24 17 32 33 32 11 0 20-5 28-12-4 14-7 28-18 42-7 9-18 17-30 17-4 0-16 0-21-11 5 0 8 0 12-3 3-3 5-7 5-12 0-9-7-9-10-9-6 0-16 4-16 18 0 13 13 23 30 23 28 0 57-25 64-56z">
            <text:p/>
          </draw:path>
          <draw:path draw:style-name="gr9" draw:text-style-name="P5" draw:layer="layout" svg:width="0.064cm" svg:height="0.121cm" svg:x="25.549cm" svg:y="5.304cm" svg:viewBox="0 0 65 122" svg:d="M40 44h19c4 0 6 0 6-4 0-3-2-3-5-3h-19l7-28c0-1 1-2 1-3 0-4-3-6-6-6-6 0-8 3-10 9-1 4 1-5-7 28h-20c-4 0-6 0-6 4 0 3 2 3 5 3h19l-12 45c0 6-2 12-2 15 0 11 9 18 20 18 22 0 34-27 34-30 0-2-3-2-3-2-2 0-3 1-4 4-6 11-15 22-26 22-4 0-7-2-7-9 0-2 1-6 2-8z">
            <text:p/>
          </draw:path>
          <draw:path draw:style-name="gr9" draw:text-style-name="P5" draw:layer="layout" svg:width="0.14cm" svg:height="0.14cm" svg:x="25.637cm" svg:y="5.305cm" svg:viewBox="0 0 141 141" svg:d="M75 75h59c3 0 7 0 7-4 0-5-4-5-7-5h-59v-59c0-2 0-7-4-7-5 0-5 5-5 7v59h-59c-2 0-7 0-7 5 0 4 5 4 7 4h59v59c0 2 0 7 5 7 4 0 4-4 4-7z">
            <text:p/>
          </draw:path>
          <draw:path draw:style-name="gr9" draw:text-style-name="P5" draw:layer="layout" svg:width="0.07cm" svg:height="0.126cm" svg:x="25.811cm" svg:y="5.297cm" svg:viewBox="0 0 71 127" svg:d="M43 5c0-5 0-5-5-5-12 12-30 12-38 12v7c5 0 17 0 28-5v98c0 6 0 8-19 8h-7v7c3 0 27-1 34-1 6 0 30 1 35 1v-7h-8c-20 0-20-2-20-8z">
            <text:p/>
          </draw:path>
          <draw:path draw:style-name="gr9" draw:text-style-name="P5" draw:layer="layout" svg:width="0.063cm" svg:height="0.272cm" svg:x="25.929cm" svg:y="5.178cm" svg:viewBox="0 0 64 273" svg:d="M64 136c0-20-3-54-18-85-17-33-41-51-43-51s-3 1-3 3c0 1 0 1 5 6 28 27 43 71 43 127 0 48-10 96-44 130-4 3-4 4-4 5s1 2 3 2 27-19 44-53c14-30 17-60 17-84z">
            <text:p/>
          </draw:path>
        </draw:g>
        <draw:custom-shape draw:style-name="gr12" draw:text-style-name="P6" xml:id="id14" draw:id="id14" draw:layer="layout" svg:width="3.543cm" svg:height="2.42cm" svg:x="11.897cm" svg:y="1.8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7" draw:layer="layout" svg:width="3.376cm" svg:height="3.251cm" svg:x="12.038cm" svg:y="1.909cm">
          <draw:text-box>
            <text:p><text:span text:style-name="T1">3-layer ConvNet + </text:span></text:p>
            <text:p><text:span text:style-name="T1">2-layerMLP </text:span></text:p>
            <text:p><text:span text:style-name="T1"/></text:p>
            <text:p><text:span text:style-name="T1"/></text:p>
            <text:p><text:span text:style-name="T1"/></text:p>
          </draw:text-box>
        </draw:frame>
        <draw:connector draw:style-name="gr14" draw:text-style-name="P8" draw:layer="layout" svg:x1="22.725cm" svg:y1="3.08cm" svg:x2="15.44cm" svg:y2="3.071cm" draw:start-shape="id13" draw:start-glue-point="3" draw:end-shape="id14" draw:end-glue-point="1" svg:d="M22725 3080h-3643v-9h-3642" svg:viewBox="0 0 7286 10">
          <text:p/>
        </draw:connector>
        <draw:custom-shape draw:style-name="gr17" draw:text-style-name="P1" xml:id="id15" draw:id="id15" draw:layer="layout" svg:width="0.889cm" svg:height="0.889cm" svg:x="13.25cm" svg:y="8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8" draw:layer="layout" svg:x1="13.694cm" svg:y1="9.565cm" svg:x2="13.669cm" svg:y2="13.648cm" draw:start-shape="id15" draw:start-glue-point="8" draw:end-shape="id7" draw:end-glue-point="0" svg:d="M13694 9565v2051h-25v2032" svg:viewBox="0 0 26 4084">
          <text:p/>
        </draw:connector>
        <draw:connector draw:style-name="gr14" draw:text-style-name="P8" draw:layer="layout" svg:x1="13.668cm" svg:y1="4.281cm" svg:x2="13.694cm" svg:y2="8.676cm" draw:start-shape="id14" draw:start-glue-point="2" draw:end-shape="id15" draw:end-glue-point="4" svg:d="M13668 4281v2198h26v2197" svg:viewBox="0 0 27 4396">
          <text:p/>
        </draw:connector>
        <draw:custom-shape draw:style-name="gr22" draw:text-style-name="P6" xml:id="id16" draw:id="id16" draw:layer="layout" svg:width="3.099cm" svg:height="1.59cm" svg:x="14.108cm" svg:y="16.0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3.285cm" svg:height="2.856cm" svg:x="14.005cm" svg:y="16.715cm">
          <draw:text-box>
            <text:p><text:span text:style-name="T1">2-layer MLP</text:span></text:p>
            <text:p><text:span text:style-name="T1"/></text:p>
            <text:p><text:span text:style-name="T1"/></text:p>
            <text:p><text:span text:style-name="T1"/></text:p>
          </draw:text-box>
        </draw:frame>
        <draw:connector draw:style-name="gr14" draw:text-style-name="P8" draw:layer="layout" svg:x1="15.657cm" svg:y1="16.066cm" svg:x2="15.656cm" svg:y2="14.547cm" draw:start-shape="id16" draw:start-glue-point="0" draw:end-shape="id8" draw:end-glue-point="2" svg:d="M15657 16066v-768h-1v-751" svg:viewBox="0 0 2 1520">
          <text:p/>
        </draw:connector>
        <draw:g>
          <svg:title>TexMaths</svg:title>
          <svg:desc>14§display§z§svg§600§FALSE§</svg:desc>
          <draw:polygon draw:style-name="gr8" draw:text-style-name="P4" draw:layer="layout" svg:width="0.512cm" svg:height="0.323cm" svg:x="13.422cm" svg:y="8.976cm" svg:viewBox="0 0 513 324" draw:points="258,324 0,324 0,0 513,0 513,324">
            <text:p/>
          </draw:polygon>
          <draw:path draw:style-name="gr9" draw:text-style-name="P5" draw:layer="layout" svg:width="0.429cm" svg:height="0.34cm" svg:x="13.465cm" svg:y="8.965cm" svg:viewBox="0 0 430 341" svg:d="M92 271c54-45 83-62 120-86 0-2 63-40 100-68 95-70 118-106 118-108 0-9-9-9-12-9-5 0-8 2-14 9-31 36-51 49-77 49-23 0-35-13-52-26-17-17-34-32-69-32-77 0-123 70-123 85 0 5 3 9 12 9 8 0 11-4 14-9 20-34 77-34 86-34 20 0 40 4 63 11 40 10 52 10 77 10-34 35-120 88-140 101l-92 61c-69 52-103 94-103 101 0 6 11 6 11 6 9 0 12 0 18-9 23-27 54-46 86-46 23 0 34 6 60 27 17 17 34 28 63 28 100 0 160-96 160-115 0-4-5-9-14-9s-9 5-14 11c-23 49-86 64-121 64-20 0-37-6-60-11-34-10-49-12-71-12 0 0-18 0-26 2z">
            <text:p/>
          </draw:path>
        </draw:g>
        <draw:custom-shape draw:style-name="gr23" draw:text-style-name="P1" xml:id="id17" draw:id="id17" draw:layer="layout" svg:width="0.874cm" svg:height="0.89cm" svg:x="15.224cm" svg:y="19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a_t§svg§600§FALSE§</svg:desc>
          <draw:polygon draw:style-name="gr8" draw:text-style-name="P4" draw:layer="layout" svg:width="0.466cm" svg:height="0.325cm" svg:x="15.428cm" svg:y="19.6cm" svg:viewBox="0 0 467 326" draw:points="234,326 0,326 0,0 467,0 467,326">
            <text:p/>
          </draw:polygon>
          <draw:path draw:style-name="gr9" draw:text-style-name="P5" draw:layer="layout" svg:width="0.258cm" svg:height="0.255cm" svg:x="15.45cm" svg:y="19.592cm" svg:viewBox="0 0 259 256" svg:d="M189 37c-11-21-27-37-53-37-66 0-136 83-136 166 0 53 30 90 75 90 11 0 40-2 74-42 5 24 24 42 51 42 21 0 34-13 41-31 10-20 18-55 18-55 0-7-5-7-6-7-7 0-7 3-8 11-10 37-21 69-43 69-16 0-18-14-18-26s2-16 8-41c6-24 6-29 13-51l19-79c5-16 5-17 5-19 0-9-7-16-16-16-15 0-23 13-24 26zM152 182c-3 11-3 11-11 21-26 32-48 40-64 40-29 0-37-30-37-53 0-27 18-97 32-123 18-33 42-54 66-54 36 0 44 46 44 49 0 4-1 7-3 10z">
            <text:p/>
          </draw:path>
          <draw:path draw:style-name="gr9" draw:text-style-name="P5" draw:layer="layout" svg:width="0.133cm" svg:height="0.25cm" svg:x="15.74cm" svg:y="19.68cm" svg:viewBox="0 0 134 251" svg:d="M82 91h40c8 0 12 0 12-9 0-5-4-5-11-5h-38l14-59c0-2 2-4 2-5 0-8-5-13-13-13-11 0-16 6-19 18-3 9 1-10-16 59h-40c-8 0-13 0-13 8 0 6 5 6 11 6h39l-24 93c-2 11-5 24-5 30 0 23 19 37 41 37 45 0 71-54 71-61 0-5-7-5-7-5-4 0-6 2-9 8-11 24-31 47-53 47-8 0-14-5-14-19 0-4 1-13 3-16z">
            <text:p/>
          </draw:path>
        </draw:g>
        <draw:connector draw:style-name="gr14" draw:text-style-name="P8" draw:layer="layout" svg:x1="15.661cm" svg:y1="19.298cm" svg:x2="15.657cm" svg:y2="17.656cm" draw:start-shape="id17" draw:start-glue-point="0" draw:end-shape="id16" draw:end-glue-point="2" svg:d="M15661 19298v-820h-4v-822" svg:viewBox="0 0 5 1643">
          <text:p/>
        </draw:connector>
        <draw:custom-shape draw:style-name="gr24" draw:text-style-name="P10" xml:id="id19" draw:id="id19" draw:layer="layout" svg:width="3.937cm" svg:height="2.413cm" svg:x="22.59cm" svg:y="7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1" draw:layer="layout" svg:width="1.819cm" svg:height="0.89cm" svg:x="23.698cm" svg:y="8.366cm">
          <draw:text-box>
            <text:p><text:span text:style-name="T3">Loss</text:span></text:p>
          </draw:text-box>
        </draw:frame>
        <draw:connector draw:style-name="gr14" draw:text-style-name="P8" draw:layer="layout" svg:x1="24.558cm" svg:y1="10.99cm" svg:x2="24.558cm" svg:y2="9.963cm" draw:start-shape="id18" draw:start-glue-point="0" draw:end-shape="id19" draw:end-glue-point="2" svg:d="M24558 10990v-1027" svg:viewBox="0 0 1 1028">
          <text:p/>
        </draw:connector>
        <draw:connector draw:style-name="gr14" draw:text-style-name="P8" draw:layer="layout" svg:x1="24.558cm" svg:y1="6.642cm" svg:x2="24.558cm" svg:y2="7.55cm" draw:start-shape="id20" draw:start-glue-point="2" draw:end-shape="id19" draw:end-glue-point="0" svg:d="M24558 6642v908" svg:viewBox="0 0 1 909">
          <text:p/>
        </draw:connector>
        <draw:frame draw:style-name="gr25" draw:text-style-name="P12" draw:layer="layout" svg:width="3.122cm" svg:height="2.791cm" svg:x="1.835cm" svg:y="17.372cm">
          <draw:text-box>
            <text:p><text:span text:style-name="T4">Previous</text:span></text:p>
            <text:p><text:span text:style-name="T4">States</text:span></text:p>
          </draw:text-box>
        </draw:frame>
        <draw:frame draw:style-name="gr25" draw:text-style-name="P12" draw:layer="layout" svg:width="2.441cm" svg:height="1.521cm" svg:x="12.236cm" svg:y="19.073cm">
          <draw:text-box>
            <text:p><text:span text:style-name="T4">Action</text:span></text:p>
          </draw:text-box>
        </draw:frame>
        <draw:frame draw:style-name="gr25" draw:text-style-name="P12" draw:layer="layout" svg:width="3.825cm" svg:height="2.791cm" svg:x="23.037cm" svg:y="17.574cm">
          <draw:text-box>
            <text:p><text:span text:style-name="T4">Next state</text:span></text:p>
            <text:p><text:span text:style-name="T4">prediction</text:span></text:p>
          </draw:text-box>
        </draw:frame>
        <draw:frame draw:style-name="gr25" draw:text-style-name="P12" draw:layer="layout" svg:width="2.509cm" svg:height="1.521cm" svg:x="19.737cm" svg:y="3.374cm">
          <draw:text-box>
            <text:p><text:span text:style-name="T4">Target</text:span></text:p>
          </draw:text-box>
        </draw:frame>
        <draw:g>
          <svg:title>TexMaths</svg:title>
          <svg:desc>16§display§(x_{t+1}, y_{t+1}, \Delta x_{t+1}, \Delta y_{t+1}) §svg§600§FALSE§</svg:desc>
          <draw:polygon draw:style-name="gr8" draw:text-style-name="P4" draw:layer="layout" svg:width="3.091cm" svg:height="0.271cm" svg:x="23.054cm" svg:y="15.714cm" svg:viewBox="0 0 3092 272" draw:points="1546,272 0,272 0,0 3092,0 3092,272">
            <text:p/>
          </draw:polygon>
          <draw:path draw:style-name="gr9" draw:text-style-name="P5" draw:layer="layout" svg:width="0.063cm" svg:height="0.272cm" svg:x="23.081cm" svg:y="15.713cm" svg:viewBox="0 0 64 273" svg:d="M64 271c0-1 0-2-5-7-34-34-43-86-43-128 0-47 10-94 45-128 3-4 3-4 3-5 0-2-1-3-3-3-3 0-28 19-44 54-14 30-17 60-17 82s3 55 18 86c17 34 40 51 43 51 2 0 3-1 3-2z">
            <text:p/>
          </draw:path>
          <draw:path draw:style-name="gr9" draw:text-style-name="P5" draw:layer="layout" svg:width="0.136cm" svg:height="0.123cm" svg:x="23.167cm" svg:y="15.797cm" svg:viewBox="0 0 137 124" svg:d="M84 39c1-8 8-33 27-33 1 0 8 0 13 3-7 2-12 9-12 15 0 5 2 10 10 10 6 0 15-5 15-16 0-14-17-18-26-18-16 0-26 15-29 21-7-18-21-21-29-21-29 0-44 36-44 42 0 3 2 3 3 3 2 0 3-1 4-3 9-29 27-36 36-36 5 0 15 3 15 18 0 9-5 27-15 66-4 17-14 28-26 28-2 0-8 0-14-3 7-2 14-7 14-15s-7-10-11-10c-8 0-15 8-15 16 0 13 14 18 26 18 18 0 28-19 28-21 4 10 13 21 31 21 27 0 43-35 43-42 0-3-2-3-3-3-2 0-3 2-4 3-9 30-27 36-36 36-11 0-15-9-15-18 0-6 1-12 4-24z">
            <text:p/>
          </draw:path>
          <draw:path draw:style-name="gr9" draw:text-style-name="P5" draw:layer="layout" svg:width="0.064cm" svg:height="0.121cm" svg:x="23.323cm" svg:y="15.839cm" svg:viewBox="0 0 65 122" svg:d="M40 44h19c4 0 6 0 6-4 0-3-2-3-5-3h-19l7-28c0-1 1-2 1-3 0-4-2-6-6-6-6 0-8 3-10 9-1 4 1-5-7 28h-20c-4 0-6 0-6 4 0 3 2 3 5 3h19l-12 45c0 6-2 12-2 15 0 11 9 18 20 18 22 0 34-27 34-30 0-2-3-2-3-2-2 0-3 1-4 4-6 11-15 22-26 22-4 0-7-2-7-9 0-2 1-6 2-8z">
            <text:p/>
          </draw:path>
          <draw:path draw:style-name="gr9" draw:text-style-name="P5" draw:layer="layout" svg:width="0.14cm" svg:height="0.14cm" svg:x="23.41cm" svg:y="15.84cm" svg:viewBox="0 0 141 141" svg:d="M75 75h59c3 0 7 0 7-4 0-5-4-5-7-5h-59v-59c0-2 0-7-4-7-5 0-5 5-5 7v59h-59c-2 0-7 0-7 5 0 4 5 4 7 4h59v59c0 2 0 7 5 7 4 0 4-4 4-7z">
            <text:p/>
          </draw:path>
          <draw:path draw:style-name="gr9" draw:text-style-name="P5" draw:layer="layout" svg:width="0.07cm" svg:height="0.126cm" svg:x="23.585cm" svg:y="15.832cm" svg:viewBox="0 0 71 127" svg:d="M43 5c0-5 0-5-5-5-12 12-30 12-38 12v7c5 0 17 0 28-5v98c0 6 0 8-19 8h-7v7c3 0 27-1 34-1 6 0 30 1 35 1v-7h-8c-20 0-20-2-20-8z">
            <text:p/>
          </draw:path>
          <draw:path draw:style-name="gr9" draw:text-style-name="P5" draw:layer="layout" svg:width="0.032cm" svg:height="0.081cm" svg:x="23.71cm" svg:y="15.888cm" svg:viewBox="0 0 33 82" svg:d="M33 29c0-18-7-29-18-29-10 0-15 7-15 15 0 7 5 14 15 14 3 0 7-1 10-3 1-1 1-1 1-1v4c0 21-9 37-18 46-3 3-3 3-3 4 0 2 1 3 2 3 3 0 26-21 26-53z">
            <text:p/>
          </draw:path>
          <draw:path draw:style-name="gr9" draw:text-style-name="P5" draw:layer="layout" svg:width="0.125cm" svg:height="0.176cm" svg:x="23.816cm" svg:y="15.797cm" svg:viewBox="0 0 126 177" svg:d="M126 17c0-4 0-5 0-7 0-5-3-7-7-7-3 0-7 2-10 6 0 1-3 10-4 14-2 8-4 15-6 23l-12 49c-1 3-13 23-30 23-15 0-17-12-17-22 0-13 4-30 14-54 3-11 5-14 5-20 0-12-9-22-23-22-26 0-36 40-36 42 0 3 3 3 3 3 3 0 3-1 5-5 7-26 18-34 28-34 1 0 6 0 6 9 0 7-2 14-5 19-11 29-15 44-15 58 0 24 17 32 33 32 11 0 20-5 28-12-4 14-7 28-18 42-7 9-18 17-30 17-4 0-16 0-21-11 5 0 8 0 12-3 3-3 5-7 5-12 0-9-7-9-10-9-6 0-16 4-16 18 0 13 13 23 30 23 28 0 57-25 64-56z">
            <text:p/>
          </draw:path>
          <draw:path draw:style-name="gr9" draw:text-style-name="P5" draw:layer="layout" svg:width="0.064cm" svg:height="0.121cm" svg:x="23.949cm" svg:y="15.839cm" svg:viewBox="0 0 65 122" svg:d="M40 44h19c4 0 6 0 6-4 0-3-2-3-5-3h-19l7-28c1-1 1-2 1-3 0-4-2-6-6-6-6 0-8 3-10 9-1 4 1-5-7 28h-20c-4 0-6 0-6 4 0 3 2 3 5 3h19l-12 45c0 6-2 12-2 15 0 11 9 18 20 18 22 0 34-27 34-30 0-2-3-2-3-2-2 0-3 1-4 4-6 11-15 22-26 22-4 0-7-2-7-9 0-2 1-6 2-8z">
            <text:p/>
          </draw:path>
          <draw:path draw:style-name="gr9" draw:text-style-name="P5" draw:layer="layout" svg:width="0.14cm" svg:height="0.14cm" svg:x="24.036cm" svg:y="15.84cm" svg:viewBox="0 0 141 141" svg:d="M75 75h59c3 0 7 0 7-4 0-5-4-5-7-5h-59v-59c0-2 0-7-4-7-5 0-5 5-5 7v59h-59c-2 0-7 0-7 5 0 4 5 4 7 4h59v59c0 2 0 7 5 7 4 0 4-4 4-7z">
            <text:p/>
          </draw:path>
          <draw:path draw:style-name="gr9" draw:text-style-name="P5" draw:layer="layout" svg:width="0.07cm" svg:height="0.126cm" svg:x="24.211cm" svg:y="15.832cm" svg:viewBox="0 0 71 127" svg:d="M43 5c0-5 0-5-5-5-12 12-30 12-38 12v7c5 0 17 0 28-5v98c0 6 0 8-19 8h-7v7c3 0 27-1 34-1 6 0 30 1 35 1v-7h-8c-20 0-20-2-20-8z">
            <text:p/>
          </draw:path>
          <draw:path draw:style-name="gr9" draw:text-style-name="P5" draw:layer="layout" svg:width="0.032cm" svg:height="0.081cm" svg:x="24.336cm" svg:y="15.888cm" svg:viewBox="0 0 33 82" svg:d="M33 29c0-18-7-29-18-29-10 0-15 7-15 15 0 7 5 14 15 14 3 0 7-1 10-3 1-1 1-1 1-1v4c0 21-9 37-18 46-3 3-3 3-3 4 0 2 1 3 2 3 3 0 26-21 26-53z">
            <text:p/>
          </draw:path>
          <draw:path draw:style-name="gr9" draw:text-style-name="P5" draw:layer="layout" svg:width="0.201cm" svg:height="0.195cm" svg:x="24.447cm" svg:y="15.722cm" svg:viewBox="0 0 202 196" svg:d="M108 5c-2-3-2-5-7-5s-6 2-7 5l-92 186c-2 2-2 2-2 3 0 2 2 2 6 2h190c4 0 6 0 6-2 0-1 0-1-1-3zM92 27l74 148h-147z">
            <text:p/>
          </draw:path>
          <draw:path draw:style-name="gr9" draw:text-style-name="P5" draw:layer="layout" svg:width="0.136cm" svg:height="0.123cm" svg:x="24.668cm" svg:y="15.797cm" svg:viewBox="0 0 137 124" svg:d="M84 39c1-8 8-33 27-33 1 0 8 0 13 3-7 2-12 9-12 15 0 5 2 10 10 10 6 0 15-5 15-16 0-14-17-18-26-18-16 0-26 15-29 21-7-18-21-21-29-21-29 0-44 36-44 42 0 3 2 3 3 3 2 0 3-1 4-3 9-29 27-36 36-36 5 0 15 3 15 18 0 9-5 27-15 66-4 17-14 28-26 28-2 0-8 0-14-3 7-2 14-7 14-15s-7-10-11-10c-8 0-15 8-15 16 0 13 14 18 26 18 18 0 28-19 28-21 4 10 13 21 31 21 27 0 43-35 43-42 0-3-2-3-3-3-2 0-3 2-4 3-9 30-27 36-36 36-11 0-15-9-15-18 0-6 1-12 4-24z">
            <text:p/>
          </draw:path>
          <draw:path draw:style-name="gr9" draw:text-style-name="P5" draw:layer="layout" svg:width="0.064cm" svg:height="0.121cm" svg:x="24.824cm" svg:y="15.839cm" svg:viewBox="0 0 65 122" svg:d="M40 44h19c4 0 6 0 6-4 0-3-2-3-5-3h-19l7-28c0-1 1-2 1-3 0-4-3-6-6-6-6 0-8 3-10 9-1 4 1-5-7 28h-20c-4 0-6 0-6 4 0 3 2 3 5 3h19l-12 45c0 6-2 12-2 15 0 11 9 18 20 18 22 0 34-27 34-30 0-2-3-2-3-2-2 0-3 1-4 4-6 11-15 22-26 22-4 0-7-2-7-9 0-2 1-6 2-8z">
            <text:p/>
          </draw:path>
          <draw:path draw:style-name="gr9" draw:text-style-name="P5" draw:layer="layout" svg:width="0.14cm" svg:height="0.14cm" svg:x="24.911cm" svg:y="15.84cm" svg:viewBox="0 0 141 141" svg:d="M75 75h59c3 0 7 0 7-4 0-5-4-5-7-5h-59v-59c0-2 0-7-4-7-5 0-5 5-5 7v59h-59c-2 0-7 0-7 5 0 4 5 4 7 4h59v59c0 2 0 7 5 7 4 0 4-4 4-7z">
            <text:p/>
          </draw:path>
          <draw:path draw:style-name="gr9" draw:text-style-name="P5" draw:layer="layout" svg:width="0.07cm" svg:height="0.126cm" svg:x="25.085cm" svg:y="15.832cm" svg:viewBox="0 0 71 127" svg:d="M43 5c0-5 0-5-5-5-12 12-30 12-38 12v7c5 0 17 0 28-5v98c0 6 0 8-19 8h-7v7c3 0 27-1 34-1 6 0 30 1 35 1v-7h-8c-20 0-20-2-20-8z">
            <text:p/>
          </draw:path>
          <draw:path draw:style-name="gr9" draw:text-style-name="P5" draw:layer="layout" svg:width="0.032cm" svg:height="0.081cm" svg:x="25.211cm" svg:y="15.888cm" svg:viewBox="0 0 33 82" svg:d="M33 29c0-18-7-29-18-29-10 0-15 7-15 15 0 7 5 14 15 14 3 0 7-1 10-3 1-1 1-1 1-1v4c0 21-9 37-18 46-3 3-3 3-3 4 0 2 1 3 2 3 3 0 26-21 26-53z">
            <text:p/>
          </draw:path>
          <draw:path draw:style-name="gr9" draw:text-style-name="P5" draw:layer="layout" svg:width="0.201cm" svg:height="0.195cm" svg:x="25.322cm" svg:y="15.722cm" svg:viewBox="0 0 202 196" svg:d="M108 5c-2-3-2-5-7-5s-6 2-7 5l-92 186c-2 2-2 2-2 3 0 2 2 2 6 2h190c4 0 6 0 6-2 0-1 0-1-1-3zM92 27l74 148h-147z">
            <text:p/>
          </draw:path>
          <draw:path draw:style-name="gr9" draw:text-style-name="P5" draw:layer="layout" svg:width="0.125cm" svg:height="0.176cm" svg:x="25.543cm" svg:y="15.797cm" svg:viewBox="0 0 126 177" svg:d="M126 17c0-4 0-5 0-7 0-5-3-7-7-7-3 0-7 2-10 6 0 1-3 10-4 14-2 8-4 15-6 23l-12 49c-1 3-13 23-30 23-15 0-17-12-17-22 0-13 4-30 14-54 3-11 5-14 5-20 0-12-9-22-23-22-26 0-36 40-36 42 0 3 3 3 3 3 3 0 3-1 5-5 7-26 18-34 28-34 1 0 6 0 6 9 0 7-2 14-5 19-11 29-15 44-15 58 0 24 17 32 33 32 11 0 20-5 28-12-4 14-7 28-18 42-7 9-18 17-30 17-4 0-16 0-21-11 5 0 8 0 12-3 3-3 5-7 5-12 0-9-7-9-10-9-6 0-16 4-16 18 0 13 13 23 30 23 28 0 57-25 64-56z">
            <text:p/>
          </draw:path>
          <draw:path draw:style-name="gr9" draw:text-style-name="P5" draw:layer="layout" svg:width="0.064cm" svg:height="0.121cm" svg:x="25.676cm" svg:y="15.839cm" svg:viewBox="0 0 65 122" svg:d="M40 44h19c4 0 6 0 6-4 0-3-2-3-5-3h-19l7-28c0-1 1-2 1-3 0-4-3-6-6-6-6 0-8 3-10 9-1 4 1-5-7 28h-20c-4 0-6 0-6 4 0 3 2 3 5 3h19l-12 45c0 6-2 12-2 15 0 11 9 18 20 18 22 0 34-27 34-30 0-2-3-2-3-2-2 0-3 1-4 4-6 11-15 22-26 22-4 0-7-2-7-9 0-2 1-6 2-8z">
            <text:p/>
          </draw:path>
          <draw:path draw:style-name="gr9" draw:text-style-name="P5" draw:layer="layout" svg:width="0.14cm" svg:height="0.14cm" svg:x="25.764cm" svg:y="15.84cm" svg:viewBox="0 0 141 141" svg:d="M75 75h59c3 0 7 0 7-4 0-5-4-5-7-5h-59v-59c0-2 0-7-4-7-5 0-5 5-5 7v59h-59c-2 0-7 0-7 5 0 4 5 4 7 4h59v59c0 2 0 7 5 7 4 0 4-4 4-7z">
            <text:p/>
          </draw:path>
          <draw:path draw:style-name="gr9" draw:text-style-name="P5" draw:layer="layout" svg:width="0.07cm" svg:height="0.126cm" svg:x="25.938cm" svg:y="15.832cm" svg:viewBox="0 0 71 127" svg:d="M43 5c0-5 0-5-5-5-12 12-30 12-38 12v7c5 0 17 0 28-5v98c0 6 0 8-19 8h-7v7c3 0 27-1 34-1 6 0 30 1 35 1v-7h-8c-20 0-20-2-20-8z">
            <text:p/>
          </draw:path>
          <draw:path draw:style-name="gr9" draw:text-style-name="P5" draw:layer="layout" svg:width="0.063cm" svg:height="0.272cm" svg:x="26.056cm" svg:y="15.713cm" svg:viewBox="0 0 64 273" svg:d="M64 136c0-20-3-54-18-85-17-33-41-51-43-51s-3 1-3 3c0 1 0 1 5 6 28 27 43 71 43 127 0 48-10 96-44 130-4 3-4 4-4 5s1 2 3 2 27-19 44-53c14-30 17-60 17-84z">
            <text:p/>
          </draw:path>
        </draw:g>
        <draw:frame draw:style-name="gr25" draw:text-style-name="P12" draw:layer="layout" svg:width="5.116cm" svg:height="2.791cm" svg:x="8.037cm" svg:y="7.074cm">
          <draw:text-box>
            <text:p><text:span text:style-name="T4"/></text:p>
            <text:p><text:span text:style-name="T4">latent variab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4T22:19:08.455762066</meta:creation-date>
    <dc:date>2018-08-26T20:26:37.722984258</dc:date>
    <meta:editing-duration>PT8M59S</meta:editing-duration>
    <meta:editing-cycles>3</meta:editing-cycles>
    <meta:generator>LibreOffice/5.1.6.2$Linux_X86_64 LibreOffice_project/10m0$Build-2</meta:generator>
    <meta:document-statistic meta:object-count="209"/>
  </office:meta>
</office:document-meta>
</file>